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d78aa"/>
    </style:style>
    <style:style style:name="gr1" style:family="graphic" style:parent-style-name="standard">
      <style:graphic-properties draw:fill="solid" draw:fill-color="#0c0c89" draw:textarea-horizontal-align="justify" draw:textarea-vertical-align="top" draw:auto-grow-height="false" fo:min-height="3.5cm" fo:min-width="27cm" loext:decorative="false"/>
      <style:paragraph-properties style:writing-mode="lr-tb"/>
    </style:style>
    <style:style style:name="gr2" style:family="graphic" style:parent-style-name="standard">
      <style:graphic-properties draw:fill="solid" draw:fill-color="#0c0c89" draw:textarea-horizontal-align="justify" draw:textarea-vertical-align="middle" draw:auto-grow-height="false" fo:min-height="0.25cm" fo:min-width="27cm" loext:decorative="false"/>
    </style:style>
    <style:style style:name="gr3" style:family="graphic" style:parent-style-name="standard">
      <style:graphic-properties draw:fill="solid" draw:fill-color="#add8e6" draw:textarea-horizontal-align="justify" draw:textarea-vertical-align="middle" draw:auto-grow-height="false" fo:min-height="1.5cm" fo:min-width="27cm" loext:decorative="false"/>
    </style:style>
    <style:style style:name="gr4" style:family="graphic" style:parent-style-name="standard">
      <style:graphic-properties draw:fill="solid" draw:fill-color="#add8e6" draw:textarea-horizontal-align="justify" draw:textarea-vertical-align="middle" draw:auto-grow-height="false" fo:min-height="2.75cm" fo:min-width="27cm" loext:decorative="false"/>
      <style:paragraph-properties style:writing-mode="lr-tb"/>
    </style:style>
    <style:style style:name="gr5" style:family="graphic" style:parent-style-name="standard">
      <style:graphic-properties draw:fill="hatch" draw:fill-color="#ffffff" draw:fill-hatch-name="Red_20_90_20_Degrees_20_Crossed_20_1" draw:fill-hatch-solid="true" style:repeat="repeat" draw:textarea-horizontal-align="justify" draw:textarea-vertical-align="middle" draw:auto-grow-height="false" fo:min-height="3cm" fo:min-width="27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27cm" loext:decorative="false"/>
    </style:style>
    <style:style style:name="gr7" style:family="graphic" style:parent-style-name="standard">
      <style:graphic-properties draw:fill="hatch" draw:fill-color="#ffffff" draw:fill-hatch-name="Red_20_90_20_Degrees_20_Crossed_20_1" draw:fill-hatch-solid="true" style:repeat="repeat" draw:textarea-horizontal-align="justify" draw:textarea-vertical-align="middle" draw:auto-grow-height="false" fo:min-height="8.15cm" fo:min-width="11.5cm" style:writing-mode="lr-tb" loext:decorative="false"/>
      <style:paragraph-properties style:writing-mode="lr-tb"/>
    </style:style>
    <style:style style:name="gr8" style:family="graphic" style:parent-style-name="standard">
      <style:graphic-properties draw:fill="solid" draw:fill-color="#add8e6" draw:textarea-vertical-align="middle" draw:auto-grow-height="false" fo:min-height="0.898cm" fo:min-width="2.148cm" fo:wrap-option="wrap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76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4.71cm" loext:decorative="false"/>
      <style:paragraph-properties style:writing-mode="lr-tb"/>
    </style:style>
    <style:style style:name="gr13" style:family="graphic" style:parent-style-name="standard">
      <style:graphic-properties svg:stroke-width="0.1cm" svg:stroke-color="#000000" draw:marker-start-width="0.35cm" draw:marker-end-width="0.35cm" draw:fill="none" draw:fill-color="#ffd74c" loext:fill-use-slide-background="false" draw:textarea-horizontal-align="justify" draw:textarea-vertical-align="middle" draw:auto-grow-height="false" fo:min-height="0.146cm" fo:min-width="0cm" fo:padding-top="0.175cm" fo:padding-bottom="0.175cm" fo:padding-left="0.3cm" fo:padding-right="0.3cm" loext:decorative="false"/>
      <style:paragraph-properties style:writing-mode="lr-tb"/>
    </style:style>
    <style:style style:name="gr14" style:family="graphic" style:parent-style-name="standard">
      <style:graphic-properties svg:stroke-width="0.1cm" svg:stroke-color="#000000" draw:marker-start-width="0.35cm" draw:marker-end-width="0.35cm" draw:fill="none" draw:fill-color="#ffd74c" loext:fill-use-slide-background="false" draw:textarea-horizontal-align="justify" draw:textarea-vertical-align="middle" draw:auto-grow-height="false" fo:min-height="0.146cm" fo:min-width="0cm" fo:padding-top="0.175cm" fo:padding-bottom="0.175cm" fo:padding-left="0.3cm" fo:padding-right="0.3cm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71cm" loext:decorative="false"/>
      <style:paragraph-properties style:writing-mode="lr-tb"/>
    </style:style>
    <style:style style:name="gr16" style:family="graphic" style:parent-style-name="standard">
      <style:graphic-properties draw:fill="solid" draw:fill-color="#add8e6" draw:textarea-horizontal-align="justify" draw:textarea-vertical-align="middle" draw:auto-grow-height="false" fo:min-height="0.35cm" fo:min-width="27cm" loext:decorative="false"/>
      <style:paragraph-properties style:writing-mode="lr-tb"/>
    </style:style>
    <style:style style:name="gr17" style:family="graphic" style:parent-style-name="standard">
      <style:graphic-properties svg:stroke-width="0.7cm" svg:stroke-color="#ffffff" draw:marker-start-width="1.25cm" draw:marker-end-width="1.25cm" svg:stroke-linecap="round" draw:fill-color="#ffffff" draw:textarea-horizontal-align="justify" draw:textarea-vertical-align="middle" draw:auto-grow-height="false" fo:min-height="0cm" fo:min-width="4.55cm" fo:padding-top="0.475cm" fo:padding-bottom="0.475cm" fo:padding-left="0.6cm" fo:padding-right="0.6cm" loext:decorative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2.351cm" loext:decorative="false"/>
      <style:paragraph-properties style:writing-mode="lr-tb"/>
    </style:style>
    <style:style style:name="gr19" style:family="graphic" style:parent-style-name="standard">
      <style:graphic-properties svg:stroke-width="0.3cm" svg:stroke-color="#add8e6" draw:marker-start-width="0.65cm" draw:marker-end-width="0.65cm" draw:fill="solid" draw:fill-color="#add8e6" draw:textarea-horizontal-align="justify" draw:textarea-vertical-align="middle" draw:auto-grow-height="false" fo:min-height="7.75cm" fo:min-width="13.2cm" fo:padding-top="0.275cm" fo:padding-bottom="0.275cm" fo:padding-left="0.4cm" fo:padding-right="0.4cm" loext:decorative="false"/>
      <style:paragraph-properties style:writing-mode="lr-tb"/>
    </style:style>
    <style:style style:name="gr20" style:family="graphic" style:parent-style-name="standard">
      <style:graphic-properties svg:stroke-width="0.3cm" svg:stroke-color="#ffffff" draw:marker-start-width="0.65cm" draw:marker-end-width="0.65cm" draw:fill="solid" draw:fill-color="#ffffff" draw:textarea-horizontal-align="justify" draw:textarea-vertical-align="middle" draw:auto-grow-height="false" fo:min-height="0.1cm" fo:min-width="12.2cm" fo:padding-top="0.275cm" fo:padding-bottom="0.275cm" fo:padding-left="0.4cm" fo:padding-right="0.4cm" loext:decorative="false"/>
      <style:paragraph-properties style:writing-mode="lr-tb"/>
    </style:style>
    <style:style style:name="gr21" style:family="graphic" style:parent-style-name="standard">
      <style:graphic-properties svg:stroke-width="0.3cm" svg:stroke-color="#ffffff" draw:marker-start-width="0.65cm" draw:marker-end-width="0.65cm" draw:fill="solid" draw:fill-color="#ffffff" draw:textarea-horizontal-align="justify" draw:textarea-vertical-align="middle" draw:auto-grow-height="false" fo:min-height="1.6cm" fo:min-width="12.2cm" fo:padding-top="0.275cm" fo:padding-bottom="0.275cm" fo:padding-left="0.4cm" fo:padding-right="0.4cm" loext:decorative="false"/>
      <style:paragraph-properties style:writing-mode="lr-tb"/>
    </style:style>
    <style:style style:name="gr22" style:family="graphic" style:parent-style-name="standard">
      <style:graphic-properties svg:stroke-width="0.3cm" svg:stroke-color="#004fa3" draw:marker-start-width="0.65cm" draw:marker-end-width="0.65cm" draw:fill="solid" draw:fill-color="#004fa3" draw:textarea-horizontal-align="justify" draw:textarea-vertical-align="middle" draw:auto-grow-height="false" fo:min-height="0.1cm" fo:min-width="12.2cm" fo:padding-top="0.275cm" fo:padding-bottom="0.275cm" fo:padding-left="0.4cm" fo:padding-right="0.4cm" loext:decorative="false"/>
      <style:paragraph-properties style:writing-mode="lr-tb"/>
    </style:style>
    <style:style style:name="gr23" style:family="graphic" style:parent-style-name="standard">
      <style:graphic-properties draw:stroke="none" svg:stroke-color="#ffffff" draw:fill="none" draw:fill-color="#ffffff" draw:auto-grow-height="true" draw:auto-grow-width="false" fo:min-height="1.6cm" loext:decorative="false"/>
      <style:paragraph-properties style:writing-mode="lr-tb"/>
    </style:style>
    <style:style style:name="P1" style:family="paragraph">
      <style:paragraph-properties fo:text-align="center"/>
      <style:text-properties fo:color="#add8e6" loext:opacity="100%"/>
    </style:style>
    <style:style style:name="P2" style:family="paragraph">
      <loext:graphic-properties draw:fill="solid" draw:fill-color="#0c0c89"/>
      <style:paragraph-properties fo:text-align="center"/>
      <style:text-properties fo:color="#add8e6" loext:opacity="100%" fo:font-weight="bold" style:font-weight-asian="bold" style:font-weight-complex="bold"/>
    </style:style>
    <style:style style:name="P3" style:family="paragraph">
      <loext:graphic-properties draw:fill="solid" draw:fill-color="#0c0c89"/>
      <style:paragraph-properties fo:text-align="center"/>
    </style:style>
    <style:style style:name="P4" style:family="paragraph">
      <loext:graphic-properties draw:fill="solid" draw:fill-color="#add8e6"/>
      <style:paragraph-properties fo:text-align="center"/>
    </style:style>
    <style:style style:name="P5" style:family="paragraph">
      <style:paragraph-properties fo:margin-top="0cm" fo:margin-bottom="0cm" fo:text-align="start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solid" draw:fill-color="#add8e6"/>
      <style:paragraph-properties fo:margin-top="0cm" fo:margin-bottom="0cm" fo:text-align="start"/>
      <style:text-properties fo:color="#ffffff" loext:opacity="100%" fo:font-size="9pt" style:font-size-asian="9pt" style:font-size-complex="9pt"/>
    </style:style>
    <style:style style:name="P7" style:family="paragraph">
      <style:paragraph-properties fo:text-align="center"/>
      <style:text-properties fo:color="#000000" loext:opacity="100%" fo:text-shadow="none" fo:font-weight="bold" style:font-weight-asian="bold" style:font-weight-complex="bold"/>
    </style:style>
    <style:style style:name="P8" style:family="paragraph">
      <loext:graphic-properties draw:fill="hatch" draw:fill-color="#ffffff" draw:fill-hatch-name="Red_20_90_20_Degrees_20_Crossed_20_1" draw:fill-hatch-solid="true" style:repeat="repeat"/>
      <style:paragraph-properties fo:text-align="center" style:writing-mode="lr-tb"/>
      <style:text-properties fo:color="#000000" loext:opacity="100%" fo:text-shadow="none" fo:font-weight="bold" style:font-weight-asian="bold" style:font-weight-complex="bold"/>
    </style:style>
    <style:style style:name="P9" style:family="paragraph">
      <loext:graphic-properties draw:fill="solid" draw:fill-color="#729fcf"/>
      <style:paragraph-properties fo:text-align="center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solid" draw:fill-color="#add8e6"/>
      <style:paragraph-properties fo:text-align="center"/>
      <style:text-properties fo:font-weight="bold" style:font-weight-asian="bold" style:font-weight-complex="bold"/>
    </style:style>
    <style:style style:name="P12" style:family="paragraph">
      <style:paragraph-properties fo:margin-top="0cm" fo:margin-bottom="0cm"/>
      <style:text-properties fo:font-size="11pt" style:font-size-asian="11pt" style:font-size-complex="11pt"/>
    </style:style>
    <style:style style:name="P13" style:family="paragraph">
      <style:paragraph-properties fo:margin-top="0.42cm" fo:margin-bottom="0.35cm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paragraph-properties fo:margin-top="0.42cm" fo:margin-bottom="0.35cm"/>
      <style:text-properties fo:font-size="11pt" style:font-size-asian="11pt" style:font-size-complex="11pt"/>
    </style:style>
    <style:style style:name="P15" style:family="paragraph">
      <style:paragraph-properties fo:margin-top="0cm" fo:margin-bottom="0cm" fo:text-align="start"/>
      <style:text-properties fo:font-size="10pt" style:font-size-asian="10pt" style:font-size-complex="10pt"/>
    </style:style>
    <style:style style:name="P16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7" style:family="paragraph">
      <loext:graphic-properties draw:fill="none" draw:fill-color="#ffffff"/>
      <style:paragraph-properties fo:margin-top="0cm" fo:margin-bottom="0cm" fo:text-align="start"/>
      <style:text-properties fo:font-size="10pt" style:font-size-asian="10pt" style:font-size-complex="10pt"/>
    </style:style>
    <style:style style:name="P18" style:family="paragraph">
      <style:paragraph-properties fo:margin-top="0cm" fo:margin-bottom="0cm" fo:text-align="end"/>
      <style:text-properties fo:font-size="12pt" fo:font-weight="bold" style:font-size-asian="12pt" style:font-weight-asian="bold" style:font-size-complex="12pt" style:font-weight-complex="bold"/>
    </style:style>
    <style:style style:name="P19" style:family="paragraph">
      <style:paragraph-properties fo:margin-top="0cm" fo:margin-bottom="0cm" fo:text-align="end"/>
      <style:text-properties fo:font-size="10pt" style:font-size-asian="10pt" style:font-size-complex="10pt"/>
    </style:style>
    <style:style style:name="P20" style:family="paragraph">
      <style:paragraph-properties fo:margin-top="0.42cm" fo:margin-bottom="0.35cm" fo:text-align="center"/>
      <style:text-properties fo:font-size="12pt" fo:font-weight="bold" style:font-size-asian="12pt" style:font-weight-asian="bold" style:font-size-complex="12pt" style:font-weight-complex="bold"/>
    </style:style>
    <style:style style:name="P21" style:family="paragraph">
      <style:paragraph-properties fo:margin-top="0.42cm" fo:margin-bottom="0.35cm" fo:text-align="end"/>
      <style:text-properties fo:font-size="10pt" style:font-size-asian="10pt" style:font-size-complex="10pt"/>
    </style:style>
    <style:style style:name="P22" style:family="paragraph">
      <loext:graphic-properties draw:fill="none" draw:fill-color="#ffffff"/>
      <style:paragraph-properties fo:margin-top="0.42cm" fo:margin-bottom="0.35cm" fo:text-align="center"/>
      <style:text-properties fo:font-size="12pt" fo:font-weight="bold" style:font-size-asian="12pt" style:font-weight-asian="bold" style:font-size-complex="12pt" style:font-weight-complex="bold"/>
    </style:style>
    <style:style style:name="P23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24" style:family="paragraph">
      <loext:graphic-properties draw:fill="none" draw:fill-color="#ffd74c"/>
      <style:paragraph-properties fo:text-align="start"/>
    </style:style>
    <style:style style:name="P25" style:family="paragraph">
      <loext:graphic-properties draw:fill="none" draw:fill-color="#ffd74c"/>
      <style:paragraph-properties fo:text-align="center"/>
    </style:style>
    <style:style style:name="P26" style:family="paragraph">
      <loext:graphic-properties draw:fill="none" draw:fill-color="#ffffff"/>
      <style:paragraph-properties fo:margin-top="0.42cm" fo:margin-bottom="0.35cm" fo:text-align="center"/>
      <style:text-properties fo:font-size="10pt" fo:font-weight="bold" style:font-size-asian="10pt" style:font-weight-asian="bold" style:font-size-complex="10pt" style:font-weight-complex="bold"/>
    </style:style>
    <style:style style:name="P27" style:family="paragraph">
      <loext:graphic-properties draw:fill="solid" draw:fill-color="#add8e6"/>
      <style:paragraph-properties fo:margin-top="0cm" fo:margin-bottom="0cm" fo:text-align="start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8" style:family="paragraph">
      <style:paragraph-properties fo:text-align="center"/>
      <style:text-properties fo:color="#add8e6" loext:opacity="100%" fo:font-size="18pt"/>
    </style:style>
    <style:style style:name="P29" style:family="paragraph">
      <loext:graphic-properties draw:fill="solid" draw:fill-color="#0c0c89"/>
      <style:paragraph-properties fo:text-align="center"/>
      <style:text-properties fo:color="#add8e6" loext:opacity="100%" fo:font-size="18pt" fo:font-weight="bold" style:font-weight-asian="bold" style:font-weight-complex="bold"/>
    </style:style>
    <style:style style:name="P30" style:family="paragraph">
      <style:paragraph-properties fo:text-align="center"/>
      <style:text-properties fo:color="#000000" loext:opacity="100%" fo:font-size="18pt" fo:text-shadow="none" fo:font-weight="bold" style:font-weight-asian="bold" style:font-weight-complex="bold"/>
    </style:style>
    <style:style style:name="P31" style:family="paragraph">
      <loext:graphic-properties draw:fill="hatch" draw:fill-color="#ffffff" draw:fill-hatch-name="Red_20_90_20_Degrees_20_Crossed_20_1" draw:fill-hatch-solid="true" style:repeat="repeat"/>
      <style:paragraph-properties fo:text-align="center" style:writing-mode="lr-tb"/>
      <style:text-properties fo:color="#000000" loext:opacity="100%" fo:font-size="18pt" fo:text-shadow="none" fo:font-weight="bold" style:font-weight-asian="bold" style:font-weight-complex="bold"/>
    </style:style>
    <style:style style:name="P32" style:family="paragraph">
      <style:paragraph-properties fo:text-align="center"/>
      <style:text-properties fo:font-size="18pt" fo:font-weight="bold" style:font-weight-asian="bold" style:font-weight-complex="bold"/>
    </style:style>
    <style:style style:name="P33" style:family="paragraph">
      <loext:graphic-properties draw:fill="solid" draw:fill-color="#add8e6"/>
      <style:paragraph-properties fo:text-align="center"/>
      <style:text-properties fo:font-size="18pt" fo:font-weight="bold" style:font-weight-asian="bold" style:font-weight-complex="bold"/>
    </style:style>
    <style:style style:name="P34" style:family="paragraph">
      <style:paragraph-properties fo:margin-top="0.42cm" fo:margin-bottom="0.35cm"/>
      <style:text-properties fo:font-size="11pt" style:font-size-asian="10pt" style:font-size-complex="10pt"/>
    </style:style>
    <style:style style:name="P35" style:family="paragraph">
      <loext:graphic-properties draw:fill="none" draw:fill-color="#ffffff"/>
      <style:paragraph-properties fo:margin-top="0cm" fo:margin-bottom="0cm"/>
      <style:text-properties fo:font-size="11pt" style:font-size-asian="11pt" style:font-size-complex="11pt"/>
    </style:style>
    <style:style style:name="P36" style:family="paragraph">
      <loext:graphic-properties draw:fill="none" draw:fill-color="#ffffff"/>
      <style:paragraph-properties fo:margin-top="0.42cm" fo:margin-bottom="0.35cm" fo:text-align="start"/>
      <style:text-properties fo:font-size="10pt" style:font-size-asian="10pt" style:font-size-complex="10pt"/>
    </style:style>
    <style:style style:name="P37" style:family="paragraph">
      <style:paragraph-properties fo:margin-top="0.42cm" fo:margin-bottom="0.35cm" fo:text-align="center"/>
      <style:text-properties fo:font-size="12pt" style:font-size-asian="10pt" style:font-size-complex="10pt"/>
    </style:style>
    <style:style style:name="P38" style:family="paragraph">
      <style:paragraph-properties fo:margin-top="0.42cm" fo:margin-bottom="0.35cm" fo:text-align="end"/>
      <style:text-properties fo:font-size="12pt" style:font-size-asian="10pt" style:font-size-complex="10pt"/>
    </style:style>
    <style:style style:name="P39" style:family="paragraph">
      <style:paragraph-properties fo:margin-top="0cm" fo:margin-bottom="0cm" fo:text-align="start"/>
      <style:text-properties fo:font-size="12pt" style:font-size-asian="10pt" style:font-size-complex="10pt"/>
    </style:style>
    <style:style style:name="P40" style:family="paragraph">
      <style:paragraph-properties fo:margin-top="0.42cm" fo:margin-bottom="0.35cm" fo:text-align="start"/>
      <style:text-properties fo:font-size="12pt" style:font-size-asian="10pt" style:font-size-complex="10pt"/>
    </style:style>
    <style:style style:name="P41" style:family="paragraph">
      <style:paragraph-properties fo:margin-top="0.42cm" fo:margin-bottom="0.35cm"/>
      <style:text-properties fo:font-size="12pt" style:font-size-asian="10pt" style:font-size-complex="10pt"/>
    </style:style>
    <style:style style:name="P42" style:family="paragraph">
      <loext:graphic-properties draw:fill="none" draw:fill-color="#ffffff"/>
      <style:paragraph-properties fo:margin-top="0.42cm" fo:margin-bottom="0.35cm" fo:text-align="center"/>
      <style:text-properties fo:font-size="12pt" fo:font-weight="bold" style:font-size-asian="10pt" style:font-weight-asian="bold" style:font-size-complex="10pt" style:font-weight-complex="bold"/>
    </style:style>
    <style:style style:name="P43" style:family="paragraph">
      <loext:graphic-properties draw:fill-color="#ffffff"/>
      <style:paragraph-properties fo:text-align="center"/>
    </style:style>
    <style:style style:name="P44" style:family="paragraph">
      <style:paragraph-properties fo:margin-top="0.42cm" fo:margin-bottom="0.35cm" fo:text-align="start"/>
      <style:text-properties fo:color="#000000" loext:opacity="100%" fo:font-size="10pt" fo:font-weight="normal" style:font-size-asian="10pt" style:font-weight-asian="normal" style:font-size-complex="10pt" style:font-weight-complex="normal"/>
    </style:style>
    <style:style style:name="P45" style:family="paragraph">
      <loext:graphic-properties draw:fill="none" draw:fill-color="#ffffff"/>
      <style:paragraph-properties fo:margin-top="0.42cm" fo:margin-bottom="0.35cm" fo:text-align="start"/>
      <style:text-properties fo:color="#000000" loext:opacity="100%" fo:font-size="10pt" fo:font-weight="normal" style:font-size-asian="10pt" style:font-weight-asian="normal" style:font-size-complex="10pt" style:font-weight-complex="normal"/>
    </style:style>
    <style:style style:name="P46" style:family="paragraph">
      <loext:graphic-properties draw:fill="solid" draw:fill-color="#ffffff"/>
      <style:paragraph-properties fo:margin-top="0cm" fo:margin-bottom="0cm" fo:text-align="start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47" style:family="paragraph">
      <loext:graphic-properties draw:fill="solid" draw:fill-color="#004fa3"/>
      <style:paragraph-properties fo:margin-top="0cm" fo:margin-bottom="0cm" fo:text-align="start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48" style:family="paragraph">
      <style:paragraph-properties fo:margin-top="0.42cm" fo:margin-bottom="0.35cm" fo:text-align="start"/>
      <style:text-properties fo:color="#000000" loext:opacity="100%" fo:font-size="10pt" style:font-size-asian="10pt" style:font-size-complex="10pt"/>
    </style:style>
    <style:style style:name="P49" style:family="paragraph">
      <loext:graphic-properties draw:fill="none" draw:fill-color="#ffffff"/>
      <style:paragraph-properties fo:margin-top="0.42cm" fo:margin-bottom="0.35cm" fo:text-align="start"/>
      <style:text-properties fo:color="#000000" loext:opacity="100%" fo:font-size="10pt" style:font-size-asian="10pt" style:font-size-complex="10pt"/>
    </style:style>
    <style:style style:name="P50" style:family="paragraph">
      <loext:graphic-properties draw:fill="none" draw:fill-color="#ffffff"/>
      <style:paragraph-properties fo:margin-top="0cm" fo:margin-bottom="0cm" fo:text-align="start"/>
      <style:text-properties fo:color="#000000" loext:opacity="100%" fo:font-size="10pt" style:font-size-asian="10pt" style:font-size-complex="10pt"/>
    </style:style>
    <style:style style:name="P51" style:family="paragraph">
      <style:paragraph-properties fo:margin-top="0.42cm" fo:margin-bottom="0.35cm" fo:text-align="start"/>
      <style:text-properties fo:color="#ffffff" loext:opacity="100%" fo:font-size="10pt" style:font-size-asian="10pt" style:font-size-complex="10pt"/>
    </style:style>
    <style:style style:name="P52" style:family="paragraph">
      <loext:graphic-properties draw:fill="none" draw:fill-color="#ffffff"/>
      <style:paragraph-properties fo:margin-top="0.42cm" fo:margin-bottom="0.35cm" fo:text-align="start"/>
      <style:text-properties fo:color="#ffffff" loext:opacity="100%" fo:font-size="10pt" style:font-size-asian="10pt" style:font-size-complex="10pt"/>
    </style:style>
    <style:style style:name="T1" style:family="text">
      <style:text-properties fo:color="#add8e6" loext:opacity="100%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add8e6" loext:opacity="100%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ffff" loext:opacity="100%" fo:font-size="9pt" style:font-size-asian="9pt" style:font-size-complex="9pt"/>
    </style:style>
    <style:style style:name="T4" style:family="text">
      <style:text-properties fo:color="#000000" loext:opacity="100%" fo:text-shadow="none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add8e6" loext:opacity="100%" style:text-outline="false" fo:font-size="13pt" fo:text-shadow="1pt 1pt" fo:font-weight="bold" fo:background-color="transparent" style:font-size-asian="13pt" style:font-weight-asian="bold" style:font-size-complex="13pt" style:font-weight-complex="bold"/>
    </style:style>
    <style:style style:name="T7" style:family="text">
      <style:text-properties fo:color="#ffffff" loext:opacity="100%" style:text-outline="false" fo:font-size="11pt" fo:text-shadow="none" fo:font-weight="normal" fo:background-color="transparent" style:font-size-asian="11pt" style:font-weight-asian="normal" style:font-size-complex="11pt" style:font-weight-complex="normal"/>
    </style:style>
    <style:style style:name="T8" style:family="text">
      <style:text-properties fo:color="#add8e6" loext:opacity="100%" style:text-outline="false" fo:font-size="11pt" fo:text-shadow="1pt 1pt" fo:font-weight="bold" fo:background-color="transparent" style:font-size-asian="11pt" style:font-weight-asian="bold" style:font-size-complex="11pt" style:font-weight-complex="bold"/>
    </style:style>
    <style:style style:name="T9" style:family="text">
      <style:text-properties fo:color="#add8e6" loext:opacity="100%" style:text-outline="false" fo:font-size="10pt" fo:font-style="italic" fo:text-shadow="none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T10" style:family="text">
      <style:text-properties fo:color="#ffffff" loext:opacity="100%" style:text-outline="false" fo:font-size="10pt" fo:font-style="italic" fo:text-shadow="none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T11" style:family="text">
      <style:text-properties fo:color="#000000" loext:opacity="100%" style:text-outline="false" fo:font-size="10pt" fo:font-style="italic" fo:text-shadow="none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T12" style:family="text">
      <style:text-properties fo:color="#ffffff" loext:opacity="100%" style:text-outline="false" fo:font-size="14pt" fo:font-style="normal" fo:text-shadow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color="#add8e6" loext:opacity="100%" style:text-outline="false" fo:font-size="12pt" fo:font-style="italic" fo:text-shadow="none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T14" style:family="text">
      <style:text-properties fo:color="#000000" loext:opacity="100%" style:text-outline="false" fo:font-size="10.5pt" fo:font-style="normal" fo:text-shadow="none" fo:font-weight="bold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T15" style:family="text">
      <style:text-properties fo:color="#ffffff" loext:opacity="100%" style:text-outline="false" fo:font-size="12pt" fo:font-style="normal" fo:text-shadow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color="#add8e6" loext:opacity="100%" style:text-outline="false" fo:font-size="9pt" fo:font-style="italic" fo:text-shadow="none" fo:font-weight="bold" fo:background-color="transparent" style:font-size-asian="9pt" style:font-style-asian="italic" style:font-weight-asian="bold" style:font-size-complex="9pt" style:font-style-complex="italic" style:font-weight-complex="bold"/>
    </style:style>
    <style:style style:name="T17" style:family="text">
      <style:text-properties fo:color="#ffffff" loext:opacity="100%" style:text-outline="false" fo:font-size="10pt" fo:text-shadow="none" fo:font-weight="normal" fo:background-color="transparent" style:font-size-asian="10pt" style:font-weight-asian="normal" style:font-size-complex="10pt" style:font-weight-complex="normal"/>
    </style:style>
    <style:style style:name="T18" style:family="text">
      <style:text-properties fo:color="#ffffff" loext:opacity="100%" style:text-outline="false" fo:font-size="16pt" fo:text-shadow="none" fo:font-weight="bold" fo:background-color="transparent" style:font-size-asian="16pt" style:font-weight-asian="bold" style:font-size-complex="16pt" style:font-weight-complex="bold"/>
    </style:style>
    <style:style style:name="T19" style:family="text">
      <style:text-properties fo:color="#ffffff" loext:opacity="100%" style:text-outline="false" fo:font-size="10pt" fo:text-shadow="none" fo:font-weight="bold" fo:background-color="transparent" style:font-size-asian="10pt" style:font-weight-asian="bold" style:font-size-complex="10pt" style:font-weight-complex="bold"/>
    </style:style>
    <style:style style:name="T20" style:family="text">
      <style:text-properties fo:color="#000000" loext:opacity="100%" style:text-outline="false" fo:font-size="13pt" fo:text-shadow="none" fo:font-weight="normal" fo:background-color="transparent" style:font-size-asian="13pt" style:font-weight-asian="normal" style:font-size-complex="13pt" style:font-weight-complex="normal"/>
    </style:style>
    <style:style style:name="T21" style:family="text">
      <style:text-properties fo:color="#000000" loext:opacity="100%" style:text-outline="false" fo:font-size="10pt" fo:text-shadow="none" fo:font-weight="normal" fo:background-color="transparent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index.html" draw:style-name="dp1" draw:master-page-name="Predeterminado">
        <draw:custom-shape draw:style-name="gr1" draw:text-style-name="P2" draw:layer="layout" svg:width="27.5cm" svg:height="3.75cm" svg:x="0.25cm" svg:y="0.25cm">
          <text:p text:style-name="P1"><text:span text:style-name="T1">POSEIDÓN</text:span></text:p>
          <text:p text:style-name="P1"><text:span text:style-name="T2">ESCUELA DE NATACIÓN INTEG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7.5cm" svg:height="0.5cm" svg:x="0.25cm" svg:y="30.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7.5cm" svg:height="1.75cm" svg:x="0.25cm" svg:y="28.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7.5cm" svg:height="3cm" svg:x="0.25cm" svg:y="4.5cm">
          <text:p text:style-name="P5"><text:span text:style-name="T3">Servicios:</text:span></text:p>
          <text:p text:style-name="P5"><text:span text:style-name="T3"><text:tab/></text:span><text:span text:style-name="T3">Aquagym</text:span></text:p>
          <text:p text:style-name="P5"><text:span text:style-name="T3"><text:tab/></text:span><text:span text:style-name="T3">Bebés</text:span></text:p>
          <text:p text:style-name="P5"><text:span text:style-name="T3"><text:tab/></text:span><text:span text:style-name="T3">Niños</text:span></text:p>
          <text:p text:style-name="P5"><text:span text:style-name="T3"><text:tab/></text:span><text:span text:style-name="T3">Adultos</text:span></text:p>
          <text:p text:style-name="P5"><text:span text:style-name="T3"><text:tab/></text:span><text:span text:style-name="T3">Fisioterapia</text:span></text:p>
          <text:p text:style-name="P5"><text:span text:style-name="T3"><text:tab/></text:span><text:span text:style-name="T3">Nosotros</text:span></text:p>
          <text:p text:style-name="P5"><text:span text:style-name="T3"><text:tab/></text:span><text:span text:style-name="T3">Contac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7.5cm" svg:height="3.25cm" svg:x="0.25cm" svg:y="8.95cm">
          <text:p text:style-name="P7"><text:span text:style-name="T4">IMAGEN PRINCIPAL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7.5cm" svg:height="1.75cm" svg:x="0.25cm" svg:y="15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2cm" svg:height="8.4cm" svg:x="8.5cm" svg:y="18.85cm">
          <text:p text:style-name="P7"><text:span text:style-name="T4">IFRAME</text:span></text:p>
          <text:p text:style-name="P7"><text:span text:style-name="T4">GOOGLE MAPS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cm" svg:height="1.5cm" svg:x="12.5cm" svg:y="2cm">
          <text:p text:style-name="P10"><text:span text:style-name="T5">LOGO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4" draw:layer="layout" svg:width="6.75cm" svg:height="2.013cm" svg:x="0.5cm" svg:y="8cm">
          <draw:text-box>
            <text:p text:style-name="P12"><text:span text:style-name="T6">¡Vení a nadar con nosotros!</text:span></text:p>
            <text:p text:style-name="P13"/>
          </draw:text-box>
        </draw:frame>
        <draw:frame draw:style-name="gr10" draw:text-style-name="P17" draw:layer="layout" svg:width="27.5cm" svg:height="3.645cm" svg:x="0.25cm" svg:y="12.9cm">
          <draw:text-box>
            <text:p text:style-name="P15"><text:span text:style-name="T7">Bienvenido a Poseidón!</text:span></text:p>
            <text:p text:style-name="P15"><text:span text:style-name="T7">Sumergite en un mundo de bienestar, diversión y aprendizaje en el agua. Nuestro objetivo es brindar una experiencia única para cada etapa de la vida.</text:span></text:p>
            <text:p text:style-name="P15"><text:span text:style-name="T7">Contamos con los mejores profesores para una gama amplia de disciplinas, que van desde el nado para niños, natación adulta independiente o con profesor, aquagym ¡y más!</text:span></text:p>
            <text:p text:style-name="P16"><text:span text:style-name="T8"/></text:p>
            <text:p text:style-name="P13"/>
          </draw:text-box>
        </draw:frame>
        <draw:frame draw:style-name="gr10" draw:text-style-name="P17" draw:layer="layout" svg:width="27.5cm" svg:height="3.099cm" svg:x="0.25cm" svg:y="15.5cm">
          <draw:text-box>
            <text:p text:style-name="P18"><text:span text:style-name="T9">“</text:span><text:span text:style-name="T9">El agua es la fuerza motriz de toda la naturaleza”</text:span></text:p>
            <text:p text:style-name="P19"><text:span text:style-name="T10">Leonardo Da Vinci</text:span></text:p>
            <text:p text:style-name="P15"><text:span text:style-name="T11"/></text:p>
            <text:p text:style-name="P16"><text:span text:style-name="T8"/></text:p>
            <text:p text:style-name="P13"/>
          </draw:text-box>
        </draw:frame>
        <draw:frame draw:style-name="gr11" draw:text-style-name="P22" draw:layer="layout" svg:width="13.25cm" svg:height="4.106cm" svg:x="7.75cm" svg:y="18cm">
          <draw:text-box>
            <text:p text:style-name="P20"><text:span text:style-name="T12">Estamos en calle 60 esq. 11 de la Ciudad de La Plata</text:span></text:p>
            <text:p text:style-name="P21"><text:span text:style-name="T13"/></text:p>
            <text:p text:style-name="P15"><text:span text:style-name="T11"/></text:p>
            <text:p text:style-name="P16"><text:span text:style-name="T8"/></text:p>
            <text:p text:style-name="P13"/>
          </draw:text-box>
        </draw:frame>
        <draw:frame draw:style-name="gr12" draw:text-style-name="P22" draw:layer="layout" svg:width="13.25cm" svg:height="4.96cm" svg:x="8cm" svg:y="28cm">
          <draw:text-box>
            <text:p text:style-name="P23"><text:span text:style-name="T14">¡Seguinos en nuestras redes!</text:span></text:p>
            <text:p text:style-name="P23"><text:span text:style-name="T15"/></text:p>
            <text:p text:style-name="P21"><text:span text:style-name="T13"/></text:p>
            <text:p text:style-name="P15"><text:span text:style-name="T11"/></text:p>
            <text:p text:style-name="P16"><text:span text:style-name="T8"/></text:p>
            <text:p text:style-name="P13"/>
          </draw:text-box>
        </draw:frame>
        <draw:custom-shape draw:style-name="gr13" draw:text-style-name="P24" draw:layer="layout" svg:width="0.75cm" svg:height="0.7cm" svg:x="12.25cm" svg:y="2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draw:layer="layout" svg:width="0.75cm" svg:height="0.7cm" svg:x="14.15cm" svg:y="28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draw:layer="layout" svg:width="0.75cm" svg:height="0.7cm" svg:x="16.05cm" svg:y="28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6" draw:layer="layout" svg:width="1.5cm" svg:height="4.86cm" svg:x="11.95cm" svg:y="28.75cm">
          <draw:text-box>
            <text:p text:style-name="P23"><text:span text:style-name="T14">1</text:span></text:p>
            <text:p text:style-name="P23"><text:span text:style-name="T15"/></text:p>
            <text:p text:style-name="P21"><text:span text:style-name="T13"/></text:p>
            <text:p text:style-name="P15"><text:span text:style-name="T11"/></text:p>
            <text:p text:style-name="P16"><text:span text:style-name="T8"/></text:p>
            <text:p text:style-name="P13"/>
          </draw:text-box>
        </draw:frame>
        <draw:frame draw:style-name="gr15" draw:text-style-name="P26" draw:layer="layout" svg:width="1.5cm" svg:height="4.86cm" svg:x="13.85cm" svg:y="28.75cm">
          <draw:text-box>
            <text:p text:style-name="P23"><text:span text:style-name="T14">2</text:span></text:p>
            <text:p text:style-name="P23"><text:span text:style-name="T15"/></text:p>
            <text:p text:style-name="P21"><text:span text:style-name="T13"/></text:p>
            <text:p text:style-name="P15"><text:span text:style-name="T11"/></text:p>
            <text:p text:style-name="P16"><text:span text:style-name="T8"/></text:p>
            <text:p text:style-name="P13"/>
          </draw:text-box>
        </draw:frame>
        <draw:frame draw:style-name="gr15" draw:text-style-name="P26" draw:layer="layout" svg:width="1.5cm" svg:height="4.86cm" svg:x="15.75cm" svg:y="28.75cm">
          <draw:text-box>
            <text:p text:style-name="P23"><text:span text:style-name="T14">3</text:span></text:p>
            <text:p text:style-name="P23"><text:span text:style-name="T15"/></text:p>
            <text:p text:style-name="P21"><text:span text:style-name="T13"/></text:p>
            <text:p text:style-name="P15"><text:span text:style-name="T11"/></text:p>
            <text:p text:style-name="P16"><text:span text:style-name="T8"/></text:p>
            <text:p text:style-name="P13"/>
          </draw:text-box>
        </draw:frame>
        <draw:frame draw:style-name="gr12" draw:text-style-name="P22" draw:layer="layout" svg:width="13.25cm" svg:height="4.96cm" svg:x="16.1cm" svg:y="29.99cm">
          <draw:text-box>
            <text:p text:style-name="P23"><text:span text:style-name="T16">Copyright 2025. Poseidon S.A. - Todos los derechos reservados.</text:span></text:p>
            <text:p text:style-name="P23"><text:span text:style-name="T15"/></text:p>
            <text:p text:style-name="P21"><text:span text:style-name="T13"/></text:p>
            <text:p text:style-name="P15"><text:span text:style-name="T11"/></text:p>
            <text:p text:style-name="P16"><text:span text:style-name="T8"/></text:p>
            <text:p text:style-name="P13"/>
          </draw:text-box>
        </draw:frame>
      </draw:page>
      <draw:page draw:name="aquagym" draw:style-name="dp1" draw:master-page-name="Predeterminado">
        <draw:custom-shape draw:style-name="gr1" draw:text-style-name="P2" draw:layer="layout" svg:width="27.5cm" svg:height="3.75cm" svg:x="0.25cm" svg:y="0.25cm">
          <text:p text:style-name="P1"><text:span text:style-name="T1">POSEIDÓN</text:span></text:p>
          <text:p text:style-name="P1"><text:span text:style-name="T2">ESCUELA DE NATACIÓN INTEG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7.5cm" svg:height="0.5cm" svg:x="0.25cm" svg:y="17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7.5cm" svg:height="1.75cm" svg:x="0.25cm" svg:y="1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7" draw:layer="layout" svg:width="27.5cm" svg:height="3cm" svg:x="0.25cm" svg:y="4.5cm">
          <text:p text:style-name="P5"><text:span text:style-name="T3">Servicios:</text:span></text:p>
          <text:p text:style-name="P5"><text:span text:style-name="T3"><text:tab/></text:span><text:span text:style-name="T3">Aquagym</text:span></text:p>
          <text:p text:style-name="P5"><text:span text:style-name="T3"><text:tab/></text:span><text:span text:style-name="T3">Bebés</text:span></text:p>
          <text:p text:style-name="P5"><text:span text:style-name="T3"><text:tab/></text:span><text:span text:style-name="T3">Niños</text:span></text:p>
          <text:p text:style-name="P5"><text:span text:style-name="T3"><text:tab/></text:span><text:span text:style-name="T3">Adultos</text:span></text:p>
          <text:p text:style-name="P5"><text:span text:style-name="T3"><text:tab/></text:span><text:span text:style-name="T3">Fisioterapia</text:span></text:p>
          <text:p text:style-name="P5"><text:span text:style-name="T3"><text:tab/></text:span><text:span text:style-name="T3">Nosotros</text:span></text:p>
          <text:p text:style-name="P5"><text:span text:style-name="T3"><text:tab/></text:span><text:span text:style-name="T3">Contac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7.5cm" svg:height="3.25cm" svg:x="0.25cm" svg:y="9.95cm">
          <text:p text:style-name="P7"><text:span text:style-name="T4">IMAGEN PRINCIPAL AQUAGYM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cm" svg:height="1.5cm" svg:x="12.5cm" svg:y="2cm">
          <text:p text:style-name="P10"><text:span text:style-name="T5">LOGO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4" draw:layer="layout" svg:width="6.75cm" svg:height="2.013cm" svg:x="0.5cm" svg:y="9cm">
          <draw:text-box>
            <text:p text:style-name="P12"><text:span text:style-name="T6">AQUAGYM</text:span></text:p>
            <text:p text:style-name="P13"/>
          </draw:text-box>
        </draw:frame>
        <draw:frame draw:style-name="gr10" draw:text-style-name="P17" draw:layer="layout" svg:width="27.5cm" svg:height="3.099cm" svg:x="0.25cm" svg:y="13.9cm">
          <draw:text-box>
            <text:p text:style-name="P16"><text:span text:style-name="T17">Mantenete en forma de manera segura y divertida con nuestras clases de aquagym. Estas sesiones están pensadas para todas las edades y niveles de condición física, combinando ejercicios aeróbicos, tonificación muscular y relajación. El agua reduce el impacto en las articulaciones, permitiéndote entrenar con mayor comodidad mientras fortalecés el cuerpo y despejás la mente. ¡Es una actividad ideal para cuidar tu salud y sentirte lleno de energía!</text:span></text:p>
            <text:p text:style-name="P16"><text:span text:style-name="T8"/></text:p>
            <text:p text:style-name="P13"/>
          </draw:text-box>
        </draw:frame>
        <draw:frame draw:style-name="gr12" draw:text-style-name="P22" draw:layer="layout" svg:width="13.25cm" svg:height="4.96cm" svg:x="8cm" svg:y="15.7cm">
          <draw:text-box>
            <text:p text:style-name="P23"><text:span text:style-name="T14">¡Seguinos en nuestras redes!</text:span></text:p>
            <text:p text:style-name="P23"><text:span text:style-name="T15"/></text:p>
            <text:p text:style-name="P21"><text:span text:style-name="T13"/></text:p>
            <text:p text:style-name="P15"><text:span text:style-name="T11"/></text:p>
            <text:p text:style-name="P16"><text:span text:style-name="T8"/></text:p>
            <text:p text:style-name="P13"/>
          </draw:text-box>
        </draw:frame>
        <draw:custom-shape draw:style-name="gr13" draw:text-style-name="P24" draw:layer="layout" svg:width="0.75cm" svg:height="0.7cm" svg:x="12.25cm" svg:y="16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draw:layer="layout" svg:width="0.75cm" svg:height="0.7cm" svg:x="14.15cm" svg:y="16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draw:layer="layout" svg:width="0.75cm" svg:height="0.7cm" svg:x="16.05cm" svg:y="16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6" draw:layer="layout" svg:width="1.5cm" svg:height="4.86cm" svg:x="11.95cm" svg:y="17.75cm">
          <draw:text-box>
            <text:p text:style-name="P23"><text:span text:style-name="T14">1</text:span></text:p>
            <text:p text:style-name="P23"><text:span text:style-name="T15"/></text:p>
            <text:p text:style-name="P21"><text:span text:style-name="T13"/></text:p>
            <text:p text:style-name="P15"><text:span text:style-name="T11"/></text:p>
            <text:p text:style-name="P16"><text:span text:style-name="T8"/></text:p>
            <text:p text:style-name="P13"/>
          </draw:text-box>
        </draw:frame>
        <draw:frame draw:style-name="gr15" draw:text-style-name="P26" draw:layer="layout" svg:width="1.5cm" svg:height="4.86cm" svg:x="13.85cm" svg:y="17.75cm">
          <draw:text-box>
            <text:p text:style-name="P23"><text:span text:style-name="T14">2</text:span></text:p>
            <text:p text:style-name="P23"><text:span text:style-name="T15"/></text:p>
            <text:p text:style-name="P21"><text:span text:style-name="T13"/></text:p>
            <text:p text:style-name="P15"><text:span text:style-name="T11"/></text:p>
            <text:p text:style-name="P16"><text:span text:style-name="T8"/></text:p>
            <text:p text:style-name="P13"/>
          </draw:text-box>
        </draw:frame>
        <draw:frame draw:style-name="gr15" draw:text-style-name="P26" draw:layer="layout" svg:width="1.5cm" svg:height="4.86cm" svg:x="15.75cm" svg:y="17.75cm">
          <draw:text-box>
            <text:p text:style-name="P23"><text:span text:style-name="T14">3</text:span></text:p>
            <text:p text:style-name="P23"><text:span text:style-name="T15"/></text:p>
            <text:p text:style-name="P21"><text:span text:style-name="T13"/></text:p>
            <text:p text:style-name="P15"><text:span text:style-name="T11"/></text:p>
            <text:p text:style-name="P16"><text:span text:style-name="T8"/></text:p>
            <text:p text:style-name="P13"/>
          </draw:text-box>
        </draw:frame>
        <draw:frame draw:style-name="gr12" draw:text-style-name="P22" draw:layer="layout" svg:width="13.25cm" svg:height="4.96cm" svg:x="16.1cm" svg:y="17.69cm">
          <draw:text-box>
            <text:p text:style-name="P23"><text:span text:style-name="T16">Copyright 2025. Poseidon S.A. - Todos los derechos reservados.</text:span></text:p>
            <text:p text:style-name="P23"><text:span text:style-name="T15"/></text:p>
            <text:p text:style-name="P21"><text:span text:style-name="T13"/></text:p>
            <text:p text:style-name="P15"><text:span text:style-name="T11"/></text:p>
            <text:p text:style-name="P16"><text:span text:style-name="T8"/></text:p>
            <text:p text:style-name="P13"/>
          </draw:text-box>
        </draw:frame>
        <draw:custom-shape draw:style-name="gr16" draw:text-style-name="P27" draw:layer="layout" svg:width="27.5cm" svg:height="0.6cm" svg:x="0.25cm" svg:y="7.9cm">
          <text:p text:style-name="P5"><text:span text:style-name="T3">Volver al Hom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bebes" draw:style-name="dp1" draw:master-page-name="Predeterminado">
        <draw:custom-shape draw:style-name="gr1" draw:text-style-name="P2" draw:layer="layout" svg:width="27.5cm" svg:height="3.75cm" svg:x="0.25cm" svg:y="0.25cm">
          <text:p text:style-name="P1"><text:span text:style-name="T1">POSEIDÓN</text:span></text:p>
          <text:p text:style-name="P1"><text:span text:style-name="T2">ESCUELA DE NATACIÓN INTEG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7.5cm" svg:height="0.5cm" svg:x="0.25cm" svg:y="17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7.5cm" svg:height="1.75cm" svg:x="0.25cm" svg:y="1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7" draw:layer="layout" svg:width="27.5cm" svg:height="3cm" svg:x="0.25cm" svg:y="4.5cm">
          <text:p text:style-name="P5"><text:span text:style-name="T3">Servicios:</text:span></text:p>
          <text:p text:style-name="P5"><text:span text:style-name="T3"><text:tab/></text:span><text:span text:style-name="T3">Aquagym</text:span></text:p>
          <text:p text:style-name="P5"><text:span text:style-name="T3"><text:tab/></text:span><text:span text:style-name="T3">Bebés</text:span></text:p>
          <text:p text:style-name="P5"><text:span text:style-name="T3"><text:tab/></text:span><text:span text:style-name="T3">Niños</text:span></text:p>
          <text:p text:style-name="P5"><text:span text:style-name="T3"><text:tab/></text:span><text:span text:style-name="T3">Adultos</text:span></text:p>
          <text:p text:style-name="P5"><text:span text:style-name="T3"><text:tab/></text:span><text:span text:style-name="T3">Fisioterapia</text:span></text:p>
          <text:p text:style-name="P5"><text:span text:style-name="T3"><text:tab/></text:span><text:span text:style-name="T3">Nosotros</text:span></text:p>
          <text:p text:style-name="P5"><text:span text:style-name="T3"><text:tab/></text:span><text:span text:style-name="T3">Contac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7.5cm" svg:height="3.25cm" svg:x="0.25cm" svg:y="9.95cm">
          <text:p text:style-name="P7"><text:span text:style-name="T4">IMAGEN PRINCIPAL BEBES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cm" svg:height="1.5cm" svg:x="12.5cm" svg:y="2cm">
          <text:p text:style-name="P10"><text:span text:style-name="T5">LOGO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4" draw:layer="layout" svg:width="6.75cm" svg:height="2.013cm" svg:x="0.5cm" svg:y="9cm">
          <draw:text-box>
            <text:p text:style-name="P12"><text:span text:style-name="T6">BEBES</text:span></text:p>
            <text:p text:style-name="P13"/>
          </draw:text-box>
        </draw:frame>
        <draw:frame draw:style-name="gr10" draw:text-style-name="P17" draw:layer="layout" svg:width="27.5cm" svg:height="3.099cm" svg:x="0.25cm" svg:y="13.9cm">
          <draw:text-box>
            <text:p text:style-name="P16"><text:span text:style-name="T17">Disfrutá de momentos únicos con tu bebé en nuestras clases de estimulación temprana en el agua. Estas actividades están pensadas para fortalecer su desarrollo físico, emocional y cognitivo mientras se divierten. Con un enfoque lúdico y técnicas adaptadas, fomentamos su coordinación, confianza y el vínculo afectivo con vos. ¡El agua es un mundo de experiencias increíbles para ellos!</text:span></text:p>
            <text:p text:style-name="P16"><text:span text:style-name="T8"/></text:p>
            <text:p text:style-name="P13"/>
          </draw:text-box>
        </draw:frame>
        <draw:frame draw:style-name="gr12" draw:text-style-name="P22" draw:layer="layout" svg:width="13.25cm" svg:height="4.96cm" svg:x="8cm" svg:y="15.7cm">
          <draw:text-box>
            <text:p text:style-name="P23"><text:span text:style-name="T14">¡Seguinos en nuestras redes!</text:span></text:p>
            <text:p text:style-name="P23"><text:span text:style-name="T15"/></text:p>
            <text:p text:style-name="P21"><text:span text:style-name="T13"/></text:p>
            <text:p text:style-name="P15"><text:span text:style-name="T11"/></text:p>
            <text:p text:style-name="P16"><text:span text:style-name="T8"/></text:p>
            <text:p text:style-name="P13"/>
          </draw:text-box>
        </draw:frame>
        <draw:custom-shape draw:style-name="gr13" draw:text-style-name="P24" draw:layer="layout" svg:width="0.75cm" svg:height="0.7cm" svg:x="12.25cm" svg:y="16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draw:layer="layout" svg:width="0.75cm" svg:height="0.7cm" svg:x="14.15cm" svg:y="16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draw:layer="layout" svg:width="0.75cm" svg:height="0.7cm" svg:x="16.05cm" svg:y="16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6" draw:layer="layout" svg:width="1.5cm" svg:height="4.86cm" svg:x="11.95cm" svg:y="16.45cm">
          <draw:text-box>
            <text:p text:style-name="P23"><text:span text:style-name="T14">1</text:span></text:p>
            <text:p text:style-name="P23"><text:span text:style-name="T15"/></text:p>
            <text:p text:style-name="P21"><text:span text:style-name="T13"/></text:p>
            <text:p text:style-name="P15"><text:span text:style-name="T11"/></text:p>
            <text:p text:style-name="P16"><text:span text:style-name="T8"/></text:p>
            <text:p text:style-name="P13"/>
          </draw:text-box>
        </draw:frame>
        <draw:frame draw:style-name="gr15" draw:text-style-name="P26" draw:layer="layout" svg:width="1.5cm" svg:height="4.86cm" svg:x="13.85cm" svg:y="16.45cm">
          <draw:text-box>
            <text:p text:style-name="P23"><text:span text:style-name="T14">2</text:span></text:p>
            <text:p text:style-name="P23"><text:span text:style-name="T15"/></text:p>
            <text:p text:style-name="P21"><text:span text:style-name="T13"/></text:p>
            <text:p text:style-name="P15"><text:span text:style-name="T11"/></text:p>
            <text:p text:style-name="P16"><text:span text:style-name="T8"/></text:p>
            <text:p text:style-name="P13"/>
          </draw:text-box>
        </draw:frame>
        <draw:frame draw:style-name="gr15" draw:text-style-name="P26" draw:layer="layout" svg:width="1.5cm" svg:height="4.86cm" svg:x="15.75cm" svg:y="16.45cm">
          <draw:text-box>
            <text:p text:style-name="P23"><text:span text:style-name="T14">3</text:span></text:p>
            <text:p text:style-name="P23"><text:span text:style-name="T15"/></text:p>
            <text:p text:style-name="P21"><text:span text:style-name="T13"/></text:p>
            <text:p text:style-name="P15"><text:span text:style-name="T11"/></text:p>
            <text:p text:style-name="P16"><text:span text:style-name="T8"/></text:p>
            <text:p text:style-name="P13"/>
          </draw:text-box>
        </draw:frame>
        <draw:frame draw:style-name="gr12" draw:text-style-name="P22" draw:layer="layout" svg:width="13.25cm" svg:height="4.96cm" svg:x="16.1cm" svg:y="17.69cm">
          <draw:text-box>
            <text:p text:style-name="P23"><text:span text:style-name="T16">Copyright 2025. Poseidon S.A. - Todos los derechos reservados.</text:span></text:p>
            <text:p text:style-name="P23"><text:span text:style-name="T15"/></text:p>
            <text:p text:style-name="P21"><text:span text:style-name="T13"/></text:p>
            <text:p text:style-name="P15"><text:span text:style-name="T11"/></text:p>
            <text:p text:style-name="P16"><text:span text:style-name="T8"/></text:p>
            <text:p text:style-name="P13"/>
          </draw:text-box>
        </draw:frame>
        <draw:custom-shape draw:style-name="gr16" draw:text-style-name="P27" draw:layer="layout" svg:width="27.5cm" svg:height="0.6cm" svg:x="0.25cm" svg:y="7.9cm">
          <text:p text:style-name="P5"><text:span text:style-name="T3">Volver al Hom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niños" draw:style-name="dp1" draw:master-page-name="Predeterminado">
        <draw:custom-shape draw:style-name="gr1" draw:text-style-name="P2" draw:layer="layout" svg:width="27.5cm" svg:height="3.75cm" svg:x="0.25cm" svg:y="0.25cm">
          <text:p text:style-name="P1"><text:span text:style-name="T1">POSEIDÓN</text:span></text:p>
          <text:p text:style-name="P1"><text:span text:style-name="T2">ESCUELA DE NATACIÓN INTEG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7.5cm" svg:height="0.5cm" svg:x="0.25cm" svg:y="17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7.5cm" svg:height="1.75cm" svg:x="0.25cm" svg:y="1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7" draw:layer="layout" svg:width="27.5cm" svg:height="3cm" svg:x="0.25cm" svg:y="4.5cm">
          <text:p text:style-name="P5"><text:span text:style-name="T3">Servicios:</text:span></text:p>
          <text:p text:style-name="P5"><text:span text:style-name="T3"><text:tab/></text:span><text:span text:style-name="T3">Aquagym</text:span></text:p>
          <text:p text:style-name="P5"><text:span text:style-name="T3"><text:tab/></text:span><text:span text:style-name="T3">Bebés</text:span></text:p>
          <text:p text:style-name="P5"><text:span text:style-name="T3"><text:tab/></text:span><text:span text:style-name="T3">Niños</text:span></text:p>
          <text:p text:style-name="P5"><text:span text:style-name="T3"><text:tab/></text:span><text:span text:style-name="T3">Adultos</text:span></text:p>
          <text:p text:style-name="P5"><text:span text:style-name="T3"><text:tab/></text:span><text:span text:style-name="T3">Fisioterapia</text:span></text:p>
          <text:p text:style-name="P5"><text:span text:style-name="T3"><text:tab/></text:span><text:span text:style-name="T3">Nosotros</text:span></text:p>
          <text:p text:style-name="P5"><text:span text:style-name="T3"><text:tab/></text:span><text:span text:style-name="T3">Contac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7.5cm" svg:height="3.25cm" svg:x="0.25cm" svg:y="9.95cm">
          <text:p text:style-name="P7"><text:span text:style-name="T4">IMAGEN PRINCIPAL NIÑOS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cm" svg:height="1.5cm" svg:x="12.5cm" svg:y="2cm">
          <text:p text:style-name="P10"><text:span text:style-name="T5">LOGO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4" draw:layer="layout" svg:width="6.75cm" svg:height="2.013cm" svg:x="0.5cm" svg:y="9cm">
          <draw:text-box>
            <text:p text:style-name="P12"><text:span text:style-name="T6">NIÑOS</text:span></text:p>
            <text:p text:style-name="P13"/>
          </draw:text-box>
        </draw:frame>
        <draw:frame draw:style-name="gr10" draw:text-style-name="P17" draw:layer="layout" svg:width="27.5cm" svg:height="3.099cm" svg:x="0.25cm" svg:y="13.9cm">
          <draw:text-box>
            <text:p text:style-name="P16"><text:span text:style-name="T17">Enseñamos a los chicos a nadar de manera segura y entretenida en un ambiente motivador. Desde las primeras patadas hasta las técnicas más avanzadas, nuestros programas están diseñados para ayudarles a ganar confianza, aprender habilidades acuáticas y desarrollar valores como la perseverancia y el trabajo en equipo. ¡Ellos se divierten mientras vos te quedás tranquilo!</text:span></text:p>
            <text:p text:style-name="P16"><text:span text:style-name="T8"/></text:p>
            <text:p text:style-name="P13"/>
          </draw:text-box>
        </draw:frame>
        <draw:frame draw:style-name="gr12" draw:text-style-name="P22" draw:layer="layout" svg:width="13.25cm" svg:height="4.96cm" svg:x="8cm" svg:y="15.7cm">
          <draw:text-box>
            <text:p text:style-name="P23"><text:span text:style-name="T14">¡Seguinos en nuestras redes!</text:span></text:p>
            <text:p text:style-name="P23"><text:span text:style-name="T15"/></text:p>
            <text:p text:style-name="P21"><text:span text:style-name="T13"/></text:p>
            <text:p text:style-name="P15"><text:span text:style-name="T11"/></text:p>
            <text:p text:style-name="P16"><text:span text:style-name="T8"/></text:p>
            <text:p text:style-name="P13"/>
          </draw:text-box>
        </draw:frame>
        <draw:custom-shape draw:style-name="gr13" draw:text-style-name="P24" draw:layer="layout" svg:width="0.75cm" svg:height="0.7cm" svg:x="12.25cm" svg:y="16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draw:layer="layout" svg:width="0.75cm" svg:height="0.7cm" svg:x="14.15cm" svg:y="16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draw:layer="layout" svg:width="0.75cm" svg:height="0.7cm" svg:x="16.05cm" svg:y="16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6" draw:layer="layout" svg:width="1.5cm" svg:height="4.86cm" svg:x="11.95cm" svg:y="16.45cm">
          <draw:text-box>
            <text:p text:style-name="P23"><text:span text:style-name="T14">1</text:span></text:p>
            <text:p text:style-name="P23"><text:span text:style-name="T15"/></text:p>
            <text:p text:style-name="P21"><text:span text:style-name="T13"/></text:p>
            <text:p text:style-name="P15"><text:span text:style-name="T11"/></text:p>
            <text:p text:style-name="P16"><text:span text:style-name="T8"/></text:p>
            <text:p text:style-name="P13"/>
          </draw:text-box>
        </draw:frame>
        <draw:frame draw:style-name="gr15" draw:text-style-name="P26" draw:layer="layout" svg:width="1.5cm" svg:height="4.86cm" svg:x="13.85cm" svg:y="16.45cm">
          <draw:text-box>
            <text:p text:style-name="P23"><text:span text:style-name="T14">2</text:span></text:p>
            <text:p text:style-name="P23"><text:span text:style-name="T15"/></text:p>
            <text:p text:style-name="P21"><text:span text:style-name="T13"/></text:p>
            <text:p text:style-name="P15"><text:span text:style-name="T11"/></text:p>
            <text:p text:style-name="P16"><text:span text:style-name="T8"/></text:p>
            <text:p text:style-name="P13"/>
          </draw:text-box>
        </draw:frame>
        <draw:frame draw:style-name="gr15" draw:text-style-name="P26" draw:layer="layout" svg:width="1.5cm" svg:height="4.86cm" svg:x="15.75cm" svg:y="16.45cm">
          <draw:text-box>
            <text:p text:style-name="P23"><text:span text:style-name="T14">3</text:span></text:p>
            <text:p text:style-name="P23"><text:span text:style-name="T15"/></text:p>
            <text:p text:style-name="P21"><text:span text:style-name="T13"/></text:p>
            <text:p text:style-name="P15"><text:span text:style-name="T11"/></text:p>
            <text:p text:style-name="P16"><text:span text:style-name="T8"/></text:p>
            <text:p text:style-name="P13"/>
          </draw:text-box>
        </draw:frame>
        <draw:frame draw:style-name="gr12" draw:text-style-name="P22" draw:layer="layout" svg:width="13.25cm" svg:height="4.96cm" svg:x="16.1cm" svg:y="17.69cm">
          <draw:text-box>
            <text:p text:style-name="P23"><text:span text:style-name="T16">Copyright 2025. Poseidon S.A. - Todos los derechos reservados.</text:span></text:p>
            <text:p text:style-name="P23"><text:span text:style-name="T15"/></text:p>
            <text:p text:style-name="P21"><text:span text:style-name="T13"/></text:p>
            <text:p text:style-name="P15"><text:span text:style-name="T11"/></text:p>
            <text:p text:style-name="P16"><text:span text:style-name="T8"/></text:p>
            <text:p text:style-name="P13"/>
          </draw:text-box>
        </draw:frame>
        <draw:custom-shape draw:style-name="gr16" draw:text-style-name="P27" draw:layer="layout" svg:width="27.5cm" svg:height="0.6cm" svg:x="0.25cm" svg:y="7.9cm">
          <text:p text:style-name="P5"><text:span text:style-name="T3">Volver al Hom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adultos" draw:style-name="dp1" draw:master-page-name="Predeterminado">
        <draw:custom-shape draw:style-name="gr1" draw:text-style-name="P2" draw:layer="layout" svg:width="27.5cm" svg:height="3.75cm" svg:x="0.25cm" svg:y="0.25cm">
          <text:p text:style-name="P1"><text:span text:style-name="T1">POSEIDÓN</text:span></text:p>
          <text:p text:style-name="P1"><text:span text:style-name="T2">ESCUELA DE NATACIÓN INTEG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7.5cm" svg:height="0.5cm" svg:x="0.25cm" svg:y="17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7.5cm" svg:height="1.75cm" svg:x="0.25cm" svg:y="1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7" draw:layer="layout" svg:width="27.5cm" svg:height="3cm" svg:x="0.25cm" svg:y="4.5cm">
          <text:p text:style-name="P5"><text:span text:style-name="T3">Servicios:</text:span></text:p>
          <text:p text:style-name="P5"><text:span text:style-name="T3"><text:tab/></text:span><text:span text:style-name="T3">Aquagym</text:span></text:p>
          <text:p text:style-name="P5"><text:span text:style-name="T3"><text:tab/></text:span><text:span text:style-name="T3">Bebés</text:span></text:p>
          <text:p text:style-name="P5"><text:span text:style-name="T3"><text:tab/></text:span><text:span text:style-name="T3">Niños</text:span></text:p>
          <text:p text:style-name="P5"><text:span text:style-name="T3"><text:tab/></text:span><text:span text:style-name="T3">Adultos</text:span></text:p>
          <text:p text:style-name="P5"><text:span text:style-name="T3"><text:tab/></text:span><text:span text:style-name="T3">Fisioterapia</text:span></text:p>
          <text:p text:style-name="P5"><text:span text:style-name="T3"><text:tab/></text:span><text:span text:style-name="T3">Nosotros</text:span></text:p>
          <text:p text:style-name="P5"><text:span text:style-name="T3"><text:tab/></text:span><text:span text:style-name="T3">Contac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7.5cm" svg:height="3.25cm" svg:x="0.25cm" svg:y="9.95cm">
          <text:p text:style-name="P7"><text:span text:style-name="T4">IMAGEN PRINCIPAL </text:span><text:span text:style-name="T4">ADULTOS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cm" svg:height="1.5cm" svg:x="12.5cm" svg:y="2cm">
          <text:p text:style-name="P10"><text:span text:style-name="T5">LOGO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4" draw:layer="layout" svg:width="6.75cm" svg:height="2.013cm" svg:x="0.5cm" svg:y="9cm">
          <draw:text-box>
            <text:p text:style-name="P12"><text:span text:style-name="T6">ADULTOS</text:span></text:p>
            <text:p text:style-name="P13"/>
          </draw:text-box>
        </draw:frame>
        <draw:frame draw:style-name="gr10" draw:text-style-name="P17" draw:layer="layout" svg:width="27.5cm" svg:height="3.099cm" svg:x="0.25cm" svg:y="13.9cm">
          <draw:text-box>
            <text:p text:style-name="P16"><text:span text:style-name="T17">¿Te gustaría aprender a nadar o perfeccionar tu estilo? Nuestras clases para adultos están diseñadas para adaptarse a tu nivel y tus objetivos. Ya sea que quieras superar el miedo al agua, mejorar tu estado físico o perfeccionar tus técnicas, nuestros profes están capacitados para acompañarte paso a paso. Animate a descubrir todo lo que podés lograr en el agua.</text:span></text:p>
            <text:p text:style-name="P16"><text:span text:style-name="T8"/></text:p>
            <text:p text:style-name="P13"/>
          </draw:text-box>
        </draw:frame>
        <draw:frame draw:style-name="gr12" draw:text-style-name="P22" draw:layer="layout" svg:width="13.25cm" svg:height="4.96cm" svg:x="8cm" svg:y="15.7cm">
          <draw:text-box>
            <text:p text:style-name="P23"><text:span text:style-name="T14">¡Seguinos en nuestras redes!</text:span></text:p>
            <text:p text:style-name="P23"><text:span text:style-name="T15"/></text:p>
            <text:p text:style-name="P21"><text:span text:style-name="T13"/></text:p>
            <text:p text:style-name="P15"><text:span text:style-name="T11"/></text:p>
            <text:p text:style-name="P16"><text:span text:style-name="T8"/></text:p>
            <text:p text:style-name="P13"/>
          </draw:text-box>
        </draw:frame>
        <draw:custom-shape draw:style-name="gr13" draw:text-style-name="P24" draw:layer="layout" svg:width="0.75cm" svg:height="0.7cm" svg:x="12.25cm" svg:y="16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draw:layer="layout" svg:width="0.75cm" svg:height="0.7cm" svg:x="14.15cm" svg:y="16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draw:layer="layout" svg:width="0.75cm" svg:height="0.7cm" svg:x="16.05cm" svg:y="16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6" draw:layer="layout" svg:width="1.5cm" svg:height="4.86cm" svg:x="11.95cm" svg:y="16.45cm">
          <draw:text-box>
            <text:p text:style-name="P23"><text:span text:style-name="T14">1</text:span></text:p>
            <text:p text:style-name="P23"><text:span text:style-name="T15"/></text:p>
            <text:p text:style-name="P21"><text:span text:style-name="T13"/></text:p>
            <text:p text:style-name="P15"><text:span text:style-name="T11"/></text:p>
            <text:p text:style-name="P16"><text:span text:style-name="T8"/></text:p>
            <text:p text:style-name="P13"/>
          </draw:text-box>
        </draw:frame>
        <draw:frame draw:style-name="gr15" draw:text-style-name="P26" draw:layer="layout" svg:width="1.5cm" svg:height="4.86cm" svg:x="13.85cm" svg:y="16.45cm">
          <draw:text-box>
            <text:p text:style-name="P23"><text:span text:style-name="T14">2</text:span></text:p>
            <text:p text:style-name="P23"><text:span text:style-name="T15"/></text:p>
            <text:p text:style-name="P21"><text:span text:style-name="T13"/></text:p>
            <text:p text:style-name="P15"><text:span text:style-name="T11"/></text:p>
            <text:p text:style-name="P16"><text:span text:style-name="T8"/></text:p>
            <text:p text:style-name="P13"/>
          </draw:text-box>
        </draw:frame>
        <draw:frame draw:style-name="gr15" draw:text-style-name="P26" draw:layer="layout" svg:width="1.5cm" svg:height="4.86cm" svg:x="15.75cm" svg:y="16.45cm">
          <draw:text-box>
            <text:p text:style-name="P23"><text:span text:style-name="T14">3</text:span></text:p>
            <text:p text:style-name="P23"><text:span text:style-name="T15"/></text:p>
            <text:p text:style-name="P21"><text:span text:style-name="T13"/></text:p>
            <text:p text:style-name="P15"><text:span text:style-name="T11"/></text:p>
            <text:p text:style-name="P16"><text:span text:style-name="T8"/></text:p>
            <text:p text:style-name="P13"/>
          </draw:text-box>
        </draw:frame>
        <draw:frame draw:style-name="gr12" draw:text-style-name="P22" draw:layer="layout" svg:width="13.25cm" svg:height="4.96cm" svg:x="16.1cm" svg:y="17.69cm">
          <draw:text-box>
            <text:p text:style-name="P23"><text:span text:style-name="T16">Copyright 2025. Poseidon S.A. - Todos los derechos reservados.</text:span></text:p>
            <text:p text:style-name="P23"><text:span text:style-name="T15"/></text:p>
            <text:p text:style-name="P21"><text:span text:style-name="T13"/></text:p>
            <text:p text:style-name="P15"><text:span text:style-name="T11"/></text:p>
            <text:p text:style-name="P16"><text:span text:style-name="T8"/></text:p>
            <text:p text:style-name="P13"/>
          </draw:text-box>
        </draw:frame>
        <draw:custom-shape draw:style-name="gr16" draw:text-style-name="P27" draw:layer="layout" svg:width="27.5cm" svg:height="0.6cm" svg:x="0.25cm" svg:y="7.9cm">
          <text:p text:style-name="P5"><text:span text:style-name="T3">Volver al Hom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fisioterapia" draw:style-name="dp1" draw:master-page-name="Predeterminado">
        <draw:custom-shape draw:style-name="gr1" draw:text-style-name="P2" draw:layer="layout" svg:width="27.5cm" svg:height="3.75cm" svg:x="0.25cm" svg:y="0.25cm">
          <text:p text:style-name="P1"><text:span text:style-name="T1">POSEIDÓN</text:span></text:p>
          <text:p text:style-name="P1"><text:span text:style-name="T2">ESCUELA DE NATACIÓN INTEG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7.5cm" svg:height="0.5cm" svg:x="0.25cm" svg:y="17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7.5cm" svg:height="1.75cm" svg:x="0.25cm" svg:y="1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7" draw:layer="layout" svg:width="27.5cm" svg:height="3cm" svg:x="0.25cm" svg:y="4.5cm">
          <text:p text:style-name="P5"><text:span text:style-name="T3">Servicios:</text:span></text:p>
          <text:p text:style-name="P5"><text:span text:style-name="T3"><text:tab/></text:span><text:span text:style-name="T3">Aquagym</text:span></text:p>
          <text:p text:style-name="P5"><text:span text:style-name="T3"><text:tab/></text:span><text:span text:style-name="T3">Bebés</text:span></text:p>
          <text:p text:style-name="P5"><text:span text:style-name="T3"><text:tab/></text:span><text:span text:style-name="T3">Niños</text:span></text:p>
          <text:p text:style-name="P5"><text:span text:style-name="T3"><text:tab/></text:span><text:span text:style-name="T3">Adultos</text:span></text:p>
          <text:p text:style-name="P5"><text:span text:style-name="T3"><text:tab/></text:span><text:span text:style-name="T3">Fisioterapia</text:span></text:p>
          <text:p text:style-name="P5"><text:span text:style-name="T3"><text:tab/></text:span><text:span text:style-name="T3">Nosotros</text:span></text:p>
          <text:p text:style-name="P5"><text:span text:style-name="T3"><text:tab/></text:span><text:span text:style-name="T3">Contac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7.5cm" svg:height="3.25cm" svg:x="0.25cm" svg:y="9.95cm">
          <text:p text:style-name="P7"><text:span text:style-name="T4">IMAGEN PRINCIPAL FISIOTERAPIA ACUÁTICA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cm" svg:height="1.5cm" svg:x="12.5cm" svg:y="2cm">
          <text:p text:style-name="P10"><text:span text:style-name="T5">LOGO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4" draw:layer="layout" svg:width="6.75cm" svg:height="2.089cm" svg:x="0.5cm" svg:y="9cm">
          <draw:text-box>
            <text:p text:style-name="P12"><text:span text:style-name="T6">FISIOTERAPIA ACUÁTICA</text:span></text:p>
            <text:p text:style-name="P12"><text:span text:style-name="T6"/></text:p>
            <text:p text:style-name="P13"/>
          </draw:text-box>
        </draw:frame>
        <draw:frame draw:style-name="gr10" draw:text-style-name="P17" draw:layer="layout" svg:width="27.5cm" svg:height="3.099cm" svg:x="0.25cm" svg:y="13.9cm">
          <draw:text-box>
            <text:p text:style-name="P16"><text:span text:style-name="T17">El agua es tu mejor aliada para la rehabilitación. Nuestras sesiones de fisioterapia acuática están pensadas para quienes necesitan aliviar dolores, mejorar la movilidad o recuperarse de lesiones. Con la ayuda de profesionales especializados, utilizamos técnicas adaptadas a cada necesidad, aprovechando las propiedades del agua para garantizar una recuperación cómoda y efectiva.</text:span></text:p>
            <text:p text:style-name="P16"><text:span text:style-name="T8"/></text:p>
            <text:p text:style-name="P13"/>
          </draw:text-box>
        </draw:frame>
        <draw:frame draw:style-name="gr12" draw:text-style-name="P22" draw:layer="layout" svg:width="13.25cm" svg:height="4.96cm" svg:x="8cm" svg:y="15.7cm">
          <draw:text-box>
            <text:p text:style-name="P23"><text:span text:style-name="T14">¡Seguinos en nuestras redes!</text:span></text:p>
            <text:p text:style-name="P23"><text:span text:style-name="T15"/></text:p>
            <text:p text:style-name="P21"><text:span text:style-name="T13"/></text:p>
            <text:p text:style-name="P15"><text:span text:style-name="T11"/></text:p>
            <text:p text:style-name="P16"><text:span text:style-name="T8"/></text:p>
            <text:p text:style-name="P13"/>
          </draw:text-box>
        </draw:frame>
        <draw:custom-shape draw:style-name="gr13" draw:text-style-name="P24" draw:layer="layout" svg:width="0.75cm" svg:height="0.7cm" svg:x="12.25cm" svg:y="16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draw:layer="layout" svg:width="0.75cm" svg:height="0.7cm" svg:x="14.15cm" svg:y="16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draw:layer="layout" svg:width="0.75cm" svg:height="0.7cm" svg:x="16.05cm" svg:y="16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6" draw:layer="layout" svg:width="1.5cm" svg:height="4.86cm" svg:x="11.95cm" svg:y="16.45cm">
          <draw:text-box>
            <text:p text:style-name="P23"><text:span text:style-name="T14">1</text:span></text:p>
            <text:p text:style-name="P23"><text:span text:style-name="T15"/></text:p>
            <text:p text:style-name="P21"><text:span text:style-name="T13"/></text:p>
            <text:p text:style-name="P15"><text:span text:style-name="T11"/></text:p>
            <text:p text:style-name="P16"><text:span text:style-name="T8"/></text:p>
            <text:p text:style-name="P13"/>
          </draw:text-box>
        </draw:frame>
        <draw:frame draw:style-name="gr15" draw:text-style-name="P26" draw:layer="layout" svg:width="1.5cm" svg:height="4.86cm" svg:x="13.85cm" svg:y="16.45cm">
          <draw:text-box>
            <text:p text:style-name="P23"><text:span text:style-name="T14">2</text:span></text:p>
            <text:p text:style-name="P23"><text:span text:style-name="T15"/></text:p>
            <text:p text:style-name="P21"><text:span text:style-name="T13"/></text:p>
            <text:p text:style-name="P15"><text:span text:style-name="T11"/></text:p>
            <text:p text:style-name="P16"><text:span text:style-name="T8"/></text:p>
            <text:p text:style-name="P13"/>
          </draw:text-box>
        </draw:frame>
        <draw:frame draw:style-name="gr15" draw:text-style-name="P26" draw:layer="layout" svg:width="1.5cm" svg:height="4.86cm" svg:x="15.75cm" svg:y="16.45cm">
          <draw:text-box>
            <text:p text:style-name="P23"><text:span text:style-name="T14">3</text:span></text:p>
            <text:p text:style-name="P23"><text:span text:style-name="T15"/></text:p>
            <text:p text:style-name="P21"><text:span text:style-name="T13"/></text:p>
            <text:p text:style-name="P15"><text:span text:style-name="T11"/></text:p>
            <text:p text:style-name="P16"><text:span text:style-name="T8"/></text:p>
            <text:p text:style-name="P13"/>
          </draw:text-box>
        </draw:frame>
        <draw:frame draw:style-name="gr12" draw:text-style-name="P22" draw:layer="layout" svg:width="13.25cm" svg:height="4.96cm" svg:x="16.1cm" svg:y="17.69cm">
          <draw:text-box>
            <text:p text:style-name="P23"><text:span text:style-name="T16">Copyright 2025. Poseidon S.A. - Todos los derechos reservados.</text:span></text:p>
            <text:p text:style-name="P23"><text:span text:style-name="T15"/></text:p>
            <text:p text:style-name="P21"><text:span text:style-name="T13"/></text:p>
            <text:p text:style-name="P15"><text:span text:style-name="T11"/></text:p>
            <text:p text:style-name="P16"><text:span text:style-name="T8"/></text:p>
            <text:p text:style-name="P13"/>
          </draw:text-box>
        </draw:frame>
        <draw:custom-shape draw:style-name="gr16" draw:text-style-name="P27" draw:layer="layout" svg:width="27.5cm" svg:height="0.6cm" svg:x="0.25cm" svg:y="7.9cm">
          <text:p text:style-name="P5"><text:span text:style-name="T3">Volver al Hom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Predeterminado">
        <draw:custom-shape draw:style-name="gr1" draw:text-style-name="P29" draw:layer="layout" svg:width="27.5cm" svg:height="3.75cm" svg:x="0.25cm" svg:y="0.25cm">
          <text:p text:style-name="P28"><text:span text:style-name="T1">POSEIDÓN</text:span></text:p>
          <text:p text:style-name="P28"><text:span text:style-name="T2">ESCUELA DE NATACIÓN INTEG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7.5cm" svg:height="0.5cm" svg:x="0.25cm" svg:y="26.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7.5cm" svg:height="1.75cm" svg:x="0.25cm" svg:y="24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7" draw:layer="layout" svg:width="27.5cm" svg:height="3cm" svg:x="0.25cm" svg:y="4.5cm">
          <text:p text:style-name="P5"><text:span text:style-name="T3">Servicios:</text:span></text:p>
          <text:p text:style-name="P5"><text:span text:style-name="T3"><text:tab/></text:span><text:span text:style-name="T3">Aquagym</text:span></text:p>
          <text:p text:style-name="P5"><text:span text:style-name="T3"><text:tab/></text:span><text:span text:style-name="T3">Bebés</text:span></text:p>
          <text:p text:style-name="P5"><text:span text:style-name="T3"><text:tab/></text:span><text:span text:style-name="T3">Niños</text:span></text:p>
          <text:p text:style-name="P5"><text:span text:style-name="T3"><text:tab/></text:span><text:span text:style-name="T3">Adultos</text:span></text:p>
          <text:p text:style-name="P5"><text:span text:style-name="T3"><text:tab/></text:span><text:span text:style-name="T3">Fisioterapia</text:span></text:p>
          <text:p text:style-name="P5"><text:span text:style-name="T3"><text:tab/></text:span><text:span text:style-name="T3">Nosotros</text:span></text:p>
          <text:p text:style-name="P5"><text:span text:style-name="T3"><text:tab/></text:span><text:span text:style-name="T3">Contac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1" draw:layer="layout" svg:width="27.5cm" svg:height="3.25cm" svg:x="0.25cm" svg:y="9.95cm">
          <text:p text:style-name="P30"><text:span text:style-name="T4">IMAGEN PRINCIPAL NOSOTROS</text:span></text:p>
          <draw:enhanced-geometry svg:viewBox="0 0 21600 21600" draw:type="rectangle" draw:enhanced-path="M 0 0 L 21600 0 21600 21600 0 21600 0 0 Z N"/>
        </draw:custom-shape>
        <draw:custom-shape draw:style-name="gr8" draw:text-style-name="P33" draw:layer="layout" svg:width="3cm" svg:height="1.5cm" svg:x="12.5cm" svg:y="2cm">
          <text:p text:style-name="P32"><text:span text:style-name="T5">LOGO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35" draw:layer="layout" svg:width="6.75cm" svg:height="2.127cm" svg:x="0.5cm" svg:y="9cm">
          <draw:text-box>
            <text:p text:style-name="P12"><text:span text:style-name="T6">SOBRE NOSOTROS</text:span></text:p>
            <text:p text:style-name="P12"><text:span text:style-name="T6"/></text:p>
            <text:p text:style-name="P34"/>
          </draw:text-box>
        </draw:frame>
        <draw:frame draw:style-name="gr10" draw:text-style-name="P36" draw:layer="layout" svg:width="27.5cm" svg:height="11.964cm" svg:x="0.25cm" svg:y="13.75cm">
          <draw:text-box>
            <text:p text:style-name="P16"><text:span text:style-name="T18">Responsables del Gimnasio</text:span></text:p>
            <text:p text:style-name="P16"><text:span text:style-name="T17">En Poseidón, contamos con un equipo de profesionales altamente capacitados y apasionados por la natación. Nuestro equipo está liderado por:</text:span></text:p>
            <text:p text:style-name="P16"><text:span text:style-name="T19">Juan Pérez - </text:span><text:span text:style-name="T17">Director General</text:span></text:p>
            <text:p text:style-name="P16"><text:span text:style-name="T19">María López -</text:span><text:span text:style-name="T17"> Coordinadora de Actividades</text:span></text:p>
            <text:p text:style-name="P16"><text:span text:style-name="T19">Carlos García </text:span><text:span text:style-name="T17">- Entrenador Principal</text:span></text:p>
            <text:p text:style-name="P16"><text:span text:style-name="T18">MIRÁ</text:span></text:p>
            <text:p text:style-name="P16"><text:span text:style-name="T17">Conoce más sobre nuestra escuela de natación en este video:</text:span></text:p>
            <text:p text:style-name="P16"><text:span text:style-name="T17"><text:a xlink:href="https://www.youtube.com/watch?v=BFH8NBHN42g" xlink:type="simple">Ver Video</text:a></text:span><text:span text:style-name="T17"><text:s/>(link a youtube)</text:span></text:p>
            <text:p text:style-name="P16"><text:span text:style-name="T18">ESCUCHÁ</text:span></text:p>
            <text:p text:style-name="P16"><text:span text:style-name="T17">Escucha nuestra música motivacional:</text:span></text:p>
            <text:p text:style-name="P16"><text:span text:style-name="T17"/></text:p>
            <text:p text:style-name="P16"><text:span text:style-name="T17"/></text:p>
            <text:p text:style-name="P16"><text:span text:style-name="T8"/></text:p>
            <text:p text:style-name="P13"/>
          </draw:text-box>
        </draw:frame>
        <draw:frame draw:style-name="gr12" draw:text-style-name="P42" draw:layer="layout" svg:width="13.25cm" svg:height="4.96cm" svg:x="8cm" svg:y="24.6cm">
          <draw:text-box>
            <text:p text:style-name="P37"><text:span text:style-name="T14">¡Seguinos en nuestras redes!</text:span></text:p>
            <text:p text:style-name="P37"><text:span text:style-name="T15"/></text:p>
            <text:p text:style-name="P38"><text:span text:style-name="T13"/></text:p>
            <text:p text:style-name="P39"><text:span text:style-name="T11"/></text:p>
            <text:p text:style-name="P40"><text:span text:style-name="T8"/></text:p>
            <text:p text:style-name="P41"/>
          </draw:text-box>
        </draw:frame>
        <draw:custom-shape draw:style-name="gr13" draw:text-style-name="P24" draw:layer="layout" svg:width="0.75cm" svg:height="0.7cm" svg:x="12.25cm" svg:y="25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draw:layer="layout" svg:width="0.75cm" svg:height="0.7cm" svg:x="14.15cm" svg:y="25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draw:layer="layout" svg:width="0.75cm" svg:height="0.7cm" svg:x="16.05cm" svg:y="25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6" draw:layer="layout" svg:width="1.5cm" svg:height="4.86cm" svg:x="11.95cm" svg:y="25.35cm">
          <draw:text-box>
            <text:p text:style-name="P23"><text:span text:style-name="T14">1</text:span></text:p>
            <text:p text:style-name="P23"><text:span text:style-name="T15"/></text:p>
            <text:p text:style-name="P21"><text:span text:style-name="T13"/></text:p>
            <text:p text:style-name="P15"><text:span text:style-name="T11"/></text:p>
            <text:p text:style-name="P16"><text:span text:style-name="T8"/></text:p>
            <text:p text:style-name="P13"/>
          </draw:text-box>
        </draw:frame>
        <draw:frame draw:style-name="gr15" draw:text-style-name="P26" draw:layer="layout" svg:width="1.5cm" svg:height="4.86cm" svg:x="13.85cm" svg:y="25.35cm">
          <draw:text-box>
            <text:p text:style-name="P23"><text:span text:style-name="T14">2</text:span></text:p>
            <text:p text:style-name="P23"><text:span text:style-name="T15"/></text:p>
            <text:p text:style-name="P21"><text:span text:style-name="T13"/></text:p>
            <text:p text:style-name="P15"><text:span text:style-name="T11"/></text:p>
            <text:p text:style-name="P16"><text:span text:style-name="T8"/></text:p>
            <text:p text:style-name="P13"/>
          </draw:text-box>
        </draw:frame>
        <draw:frame draw:style-name="gr15" draw:text-style-name="P26" draw:layer="layout" svg:width="1.5cm" svg:height="4.86cm" svg:x="15.75cm" svg:y="25.35cm">
          <draw:text-box>
            <text:p text:style-name="P23"><text:span text:style-name="T14">3</text:span></text:p>
            <text:p text:style-name="P23"><text:span text:style-name="T15"/></text:p>
            <text:p text:style-name="P21"><text:span text:style-name="T13"/></text:p>
            <text:p text:style-name="P15"><text:span text:style-name="T11"/></text:p>
            <text:p text:style-name="P16"><text:span text:style-name="T8"/></text:p>
            <text:p text:style-name="P13"/>
          </draw:text-box>
        </draw:frame>
        <draw:frame draw:style-name="gr12" draw:text-style-name="P42" draw:layer="layout" svg:width="13.25cm" svg:height="4.96cm" svg:x="16.1cm" svg:y="26.59cm">
          <draw:text-box>
            <text:p text:style-name="P37"><text:span text:style-name="T16">Copyright 2025. Poseidon S.A. - Todos los derechos reservados.</text:span></text:p>
            <text:p text:style-name="P37"><text:span text:style-name="T15"/></text:p>
            <text:p text:style-name="P38"><text:span text:style-name="T13"/></text:p>
            <text:p text:style-name="P39"><text:span text:style-name="T11"/></text:p>
            <text:p text:style-name="P40"><text:span text:style-name="T8"/></text:p>
            <text:p text:style-name="P41"/>
          </draw:text-box>
        </draw:frame>
        <draw:custom-shape draw:style-name="gr16" draw:text-style-name="P27" draw:layer="layout" svg:width="27.5cm" svg:height="0.6cm" svg:x="0.25cm" svg:y="7.9cm">
          <text:p text:style-name="P5"><text:span text:style-name="T3">Volver al H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3" draw:layer="layout" svg:width="5.75cm" svg:height="0.749cm" svg:x="0.75cm" svg:y="23cm">
          <text:p/>
          <draw:enhanced-geometry svg:viewBox="0 0 21600 21600" draw:type="rectangle" draw:enhanced-path="M 0 0 L 21600 0 21600 21600 0 21600 0 0 Z N"/>
        </draw:custom-shape>
        <draw:frame draw:style-name="gr10" draw:text-style-name="P45" draw:layer="layout" svg:width="6.75cm" svg:height="1.85cm" svg:x="0.25cm" svg:y="23cm">
          <draw:text-box>
            <text:p text:style-name="P44"><text:span text:style-name="T20">REPRODUCTOR EMBEBIDO</text:span></text:p>
          </draw:text-box>
        </draw:frame>
      </draw:page>
      <draw:page draw:name="contacto" draw:style-name="dp1" draw:master-page-name="Predeterminado">
        <draw:custom-shape draw:style-name="gr1" draw:text-style-name="P2" draw:layer="layout" svg:width="27.5cm" svg:height="3.75cm" svg:x="0.25cm" svg:y="0.25cm">
          <text:p text:style-name="P1"><text:span text:style-name="T1">POSEIDÓN</text:span></text:p>
          <text:p text:style-name="P1"><text:span text:style-name="T2">ESCUELA DE NATACIÓN INTEG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7.5cm" svg:height="0.5cm" svg:x="0.25cm" svg:y="26.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7.5cm" svg:height="1.75cm" svg:x="0.25cm" svg:y="24.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7" draw:layer="layout" svg:width="27.5cm" svg:height="3cm" svg:x="0.25cm" svg:y="4.5cm">
          <text:p text:style-name="P5"><text:span text:style-name="T3">Servicios:</text:span></text:p>
          <text:p text:style-name="P5"><text:span text:style-name="T3"><text:tab/></text:span><text:span text:style-name="T3">Aquagym</text:span></text:p>
          <text:p text:style-name="P5"><text:span text:style-name="T3"><text:tab/></text:span><text:span text:style-name="T3">Bebés</text:span></text:p>
          <text:p text:style-name="P5"><text:span text:style-name="T3"><text:tab/></text:span><text:span text:style-name="T3">Niños</text:span></text:p>
          <text:p text:style-name="P5"><text:span text:style-name="T3"><text:tab/></text:span><text:span text:style-name="T3">Adultos</text:span></text:p>
          <text:p text:style-name="P5"><text:span text:style-name="T3"><text:tab/></text:span><text:span text:style-name="T3">Fisioterapia</text:span></text:p>
          <text:p text:style-name="P5"><text:span text:style-name="T3"><text:tab/></text:span><text:span text:style-name="T3">Nosotros</text:span></text:p>
          <text:p text:style-name="P5"><text:span text:style-name="T3"><text:tab/></text:span><text:span text:style-name="T3">Contac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7.5cm" svg:height="3.25cm" svg:x="0.25cm" svg:y="9.95cm">
          <text:p text:style-name="P7"><text:span text:style-name="T4">IMAGEN PRINCIPAL CONTACTO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cm" svg:height="1.5cm" svg:x="12.5cm" svg:y="2cm">
          <text:p text:style-name="P10"><text:span text:style-name="T5">LOGO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35" draw:layer="layout" svg:width="7.75cm" svg:height="2.601cm" svg:x="0.5cm" svg:y="9cm">
          <draw:text-box>
            <text:p text:style-name="P12"><text:span text:style-name="T6">FORMULARIO DE CONTACTO:</text:span></text:p>
            <text:p text:style-name="P12"><text:span text:style-name="T6"/></text:p>
            <text:p text:style-name="P13"/>
          </draw:text-box>
        </draw:frame>
        <draw:frame draw:style-name="gr10" draw:text-style-name="P17" draw:layer="layout" svg:width="27.5cm" svg:height="2.705cm" svg:x="0.25cm" svg:y="13.9cm">
          <draw:text-box>
            <text:p text:style-name="P16"><text:span text:style-name="T17">¿Listo para empezar? Escribinos para más info sobre nuestras actividades, horarios y promociones. Estamos acá para resolver tus dudas y ayudarte a encontrar la </text:span><text:span text:style-name="T17">opción ideal para vos o tu familia. ¡Te esperamos para que descubras todo lo que el agua tiene para ofrecerte!</text:span></text:p>
            <text:p text:style-name="P16"><text:span text:style-name="T8"/></text:p>
            <text:p text:style-name="P13"/>
          </draw:text-box>
        </draw:frame>
        <draw:frame draw:style-name="gr12" draw:text-style-name="P22" draw:layer="layout" svg:width="13.25cm" svg:height="4.96cm" svg:x="8cm" svg:y="24.1cm">
          <draw:text-box>
            <text:p text:style-name="P23"><text:span text:style-name="T14">¡Seguinos en nuestras redes!</text:span></text:p>
            <text:p text:style-name="P23"><text:span text:style-name="T15"/></text:p>
            <text:p text:style-name="P21"><text:span text:style-name="T13"/></text:p>
            <text:p text:style-name="P15"><text:span text:style-name="T11"/></text:p>
            <text:p text:style-name="P16"><text:span text:style-name="T8"/></text:p>
            <text:p text:style-name="P13"/>
          </draw:text-box>
        </draw:frame>
        <draw:custom-shape draw:style-name="gr13" draw:text-style-name="P24" draw:layer="layout" svg:width="0.75cm" svg:height="0.7cm" svg:x="12.25cm" svg:y="24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draw:layer="layout" svg:width="0.75cm" svg:height="0.7cm" svg:x="14.15cm" svg:y="24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draw:layer="layout" svg:width="0.75cm" svg:height="0.7cm" svg:x="16.05cm" svg:y="24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6" draw:layer="layout" svg:width="1.5cm" svg:height="4.86cm" svg:x="11.95cm" svg:y="24.85cm">
          <draw:text-box>
            <text:p text:style-name="P23"><text:span text:style-name="T14">1</text:span></text:p>
            <text:p text:style-name="P23"><text:span text:style-name="T15"/></text:p>
            <text:p text:style-name="P21"><text:span text:style-name="T13"/></text:p>
            <text:p text:style-name="P15"><text:span text:style-name="T11"/></text:p>
            <text:p text:style-name="P16"><text:span text:style-name="T8"/></text:p>
            <text:p text:style-name="P13"/>
          </draw:text-box>
        </draw:frame>
        <draw:frame draw:style-name="gr15" draw:text-style-name="P26" draw:layer="layout" svg:width="1.5cm" svg:height="4.86cm" svg:x="13.85cm" svg:y="24.85cm">
          <draw:text-box>
            <text:p text:style-name="P23"><text:span text:style-name="T14">2</text:span></text:p>
            <text:p text:style-name="P23"><text:span text:style-name="T15"/></text:p>
            <text:p text:style-name="P21"><text:span text:style-name="T13"/></text:p>
            <text:p text:style-name="P15"><text:span text:style-name="T11"/></text:p>
            <text:p text:style-name="P16"><text:span text:style-name="T8"/></text:p>
            <text:p text:style-name="P13"/>
          </draw:text-box>
        </draw:frame>
        <draw:frame draw:style-name="gr15" draw:text-style-name="P26" draw:layer="layout" svg:width="1.5cm" svg:height="4.86cm" svg:x="15.75cm" svg:y="24.85cm">
          <draw:text-box>
            <text:p text:style-name="P23"><text:span text:style-name="T14">3</text:span></text:p>
            <text:p text:style-name="P23"><text:span text:style-name="T15"/></text:p>
            <text:p text:style-name="P21"><text:span text:style-name="T13"/></text:p>
            <text:p text:style-name="P15"><text:span text:style-name="T11"/></text:p>
            <text:p text:style-name="P16"><text:span text:style-name="T8"/></text:p>
            <text:p text:style-name="P13"/>
          </draw:text-box>
        </draw:frame>
        <draw:frame draw:style-name="gr12" draw:text-style-name="P22" draw:layer="layout" svg:width="13.25cm" svg:height="4.96cm" svg:x="16.1cm" svg:y="26.09cm">
          <draw:text-box>
            <text:p text:style-name="P23"><text:span text:style-name="T16">Copyright 2025. Poseidon S.A. - Todos los derechos reservados.</text:span></text:p>
            <text:p text:style-name="P23"><text:span text:style-name="T15"/></text:p>
            <text:p text:style-name="P21"><text:span text:style-name="T13"/></text:p>
            <text:p text:style-name="P15"><text:span text:style-name="T11"/></text:p>
            <text:p text:style-name="P16"><text:span text:style-name="T8"/></text:p>
            <text:p text:style-name="P13"/>
          </draw:text-box>
        </draw:frame>
        <draw:custom-shape draw:style-name="gr16" draw:text-style-name="P27" draw:layer="layout" svg:width="27.5cm" svg:height="0.6cm" svg:x="0.25cm" svg:y="7.9cm">
          <text:p text:style-name="P5"><text:span text:style-name="T3">Volver al H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7" draw:layer="layout" svg:width="14cm" svg:height="8.3cm" svg:x="7.25cm" svg:y="15.2cm">
          <text:p text:style-name="P5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46" draw:layer="layout" svg:width="13cm" svg:height="0.65cm" svg:x="7.75cm" svg:y="16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46" draw:layer="layout" svg:width="13cm" svg:height="0.65cm" svg:x="7.75cm" svg:y="17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6" draw:layer="layout" svg:width="13cm" svg:height="2.15cm" svg:x="7.75cm" svg:y="19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7" draw:layer="layout" svg:width="13cm" svg:height="0.65cm" svg:x="7.75cm" svg:y="22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9" draw:layer="layout" svg:width="6.75cm" svg:height="1.85cm" svg:x="7.5cm" svg:y="15.35cm">
          <draw:text-box>
            <text:p text:style-name="P48"><text:span text:style-name="T21">Nombre:</text:span></text:p>
          </draw:text-box>
        </draw:frame>
        <draw:frame draw:style-name="gr10" draw:text-style-name="P50" draw:layer="layout" svg:width="27.5cm" svg:height="1.85cm" svg:x="7.5cm" svg:y="17.15cm">
          <draw:text-box>
            <text:p text:style-name="P48"><text:span text:style-name="T21">Correo Electrónico:</text:span></text:p>
          </draw:text-box>
        </draw:frame>
        <draw:frame draw:style-name="gr10" draw:text-style-name="P49" draw:layer="layout" svg:width="3.25cm" svg:height="1.85cm" svg:x="7.5cm" svg:y="19cm">
          <draw:text-box>
            <text:p text:style-name="P48"><text:span text:style-name="T21">Mensaje:</text:span></text:p>
          </draw:text-box>
        </draw:frame>
        <draw:frame draw:style-name="gr23" draw:text-style-name="P52" draw:layer="layout" svg:width="3.25cm" svg:height="1.85cm" svg:x="13.5cm" svg:y="22.4cm">
          <draw:text-box>
            <text:p text:style-name="P51"><text:span text:style-name="T17">Envia</text:span><text:span text:style-name="T17">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hatch draw:name="Red_20_90_20_Degrees_20_Crossed_20_1" draw:display-name="Red 90 Degrees Crossed 1" draw:style="single" draw:color="#000000" draw:distance="0.41cm" draw:rotation="450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cas Curto</meta:initial-creator>
    <meta:creation-date>2025-01-20T17:13:24.887397444</meta:creation-date>
    <meta:generator>LibreOffice/24.2.7.2$Linux_X86_64 LibreOffice_project/420$Build-2</meta:generator>
    <dc:date>2025-01-20T23:32:51.586049434</dc:date>
    <dc:creator>Lucas Curto</dc:creator>
    <meta:editing-duration>PT1H55M6S</meta:editing-duration>
    <meta:editing-cycles>6</meta:editing-cycles>
    <meta:document-statistic meta:object-count="150"/>
  </office:meta>
</office:document-meta>
</file>